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-13195" calcext:value-type="float">
            <text:p>-13195</text:p>
          </table:table-cell>
          <table:table-cell office:value-type="float" office:value="100299.89" calcext:value-type="float">
            <text:p>100299.8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0652" calcext:value-type="float">
            <text:p>-10652</text:p>
          </table:table-cell>
          <table:table-cell office:value-type="float" office:value="100299.89" calcext:value-type="float">
            <text:p>100299.8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2859" calcext:value-type="float">
            <text:p>-12859</text:p>
          </table:table-cell>
          <table:table-cell office:value-type="float" office:value="101220.34" calcext:value-type="float">
            <text:p>101220.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766" calcext:value-type="float">
            <text:p>-6766</text:p>
          </table:table-cell>
          <table:table-cell office:value-type="float" office:value="101220.34" calcext:value-type="float">
            <text:p>101220.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2069" calcext:value-type="float">
            <text:p>-12069</text:p>
          </table:table-cell>
          <table:table-cell office:value-type="float" office:value="101495.17" calcext:value-type="float">
            <text:p>101495.1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101495.17" calcext:value-type="float">
            <text:p>101495.1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05" calcext:value-type="float">
            <text:p>-3805</text:p>
          </table:table-cell>
          <table:table-cell office:value-type="float" office:value="101180.45" calcext:value-type="float">
            <text:p>101180.4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70" calcext:value-type="float">
            <text:p>-3870</text:p>
          </table:table-cell>
          <table:table-cell office:value-type="float" office:value="101180.45" calcext:value-type="float">
            <text:p>101180.4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2688" calcext:value-type="float">
            <text:p>-2688</text:p>
          </table:table-cell>
          <table:table-cell office:value-type="float" office:value="100737.52" calcext:value-type="float">
            <text:p>100737.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962" calcext:value-type="float">
            <text:p>-5962</text:p>
          </table:table-cell>
          <table:table-cell office:value-type="float" office:value="100737.52" calcext:value-type="float">
            <text:p>100737.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165" calcext:value-type="float">
            <text:p>-4165</text:p>
          </table:table-cell>
          <table:table-cell office:value-type="float" office:value="100697.36" calcext:value-type="float">
            <text:p>100697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37" calcext:value-type="float">
            <text:p>-3837</text:p>
          </table:table-cell>
          <table:table-cell office:value-type="float" office:value="100697.36" calcext:value-type="float">
            <text:p>100697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353" calcext:value-type="float">
            <text:p>-3353</text:p>
          </table:table-cell>
          <table:table-cell office:value-type="float" office:value="100644.96" calcext:value-type="float">
            <text:p>100644.96</text:p>
          </table:table-cell>
          <table:table-cell office:value-type="float" office:value="97.71" calcext:value-type="float">
            <text:p>97.71</text:p>
          </table:table-cell>
          <table:table-cell/>
        </table:table-row>
        <table:table-row table:style-name="ro1">
          <table:table-cell office:value-type="float" office:value="-3374" calcext:value-type="float">
            <text:p>-3374</text:p>
          </table:table-cell>
          <table:table-cell office:value-type="float" office:value="100604.11" calcext:value-type="float">
            <text:p>100604.11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3192" calcext:value-type="float">
            <text:p>-3192</text:p>
          </table:table-cell>
          <table:table-cell office:value-type="float" office:value="100604.11" calcext:value-type="float">
            <text:p>100604.11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3106" calcext:value-type="float">
            <text:p>-3106</text:p>
          </table:table-cell>
          <table:table-cell office:value-type="float" office:value="100569.07" calcext:value-type="float">
            <text:p>100569.07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3021" calcext:value-type="float">
            <text:p>-3021</text:p>
          </table:table-cell>
          <table:table-cell office:value-type="float" office:value="100569.07" calcext:value-type="float">
            <text:p>100569.07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2902" calcext:value-type="float">
            <text:p>-2902</text:p>
          </table:table-cell>
          <table:table-cell office:value-type="float" office:value="100531.77" calcext:value-type="float">
            <text:p>100531.77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2806" calcext:value-type="float">
            <text:p>-2806</text:p>
          </table:table-cell>
          <table:table-cell office:value-type="float" office:value="100531.77" calcext:value-type="float">
            <text:p>100531.77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701" calcext:value-type="float">
            <text:p>-2701</text:p>
          </table:table-cell>
          <table:table-cell office:value-type="float" office:value="100502.58" calcext:value-type="float">
            <text:p>100502.58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2625" calcext:value-type="float">
            <text:p>-2625</text:p>
          </table:table-cell>
          <table:table-cell office:value-type="float" office:value="100502.58" calcext:value-type="float">
            <text:p>100502.5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-3368" calcext:value-type="float">
            <text:p>-3368</text:p>
          </table:table-cell>
          <table:table-cell office:value-type="float" office:value="100618.96" calcext:value-type="float">
            <text:p>100618.96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3212" calcext:value-type="float">
            <text:p>-3212</text:p>
          </table:table-cell>
          <table:table-cell office:value-type="float" office:value="100618.96" calcext:value-type="float">
            <text:p>100618.96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3080" calcext:value-type="float">
            <text:p>-3080</text:p>
          </table:table-cell>
          <table:table-cell office:value-type="float" office:value="100578.57" calcext:value-type="float">
            <text:p>100578.57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3016" calcext:value-type="float">
            <text:p>-3016</text:p>
          </table:table-cell>
          <table:table-cell office:value-type="float" office:value="100578.57" calcext:value-type="float">
            <text:p>100578.57</text:p>
          </table:table-cell>
          <table:table-cell office:value-type="float" office:value="97.57" calcext:value-type="float">
            <text:p>97.57</text:p>
          </table:table-cell>
          <table:table-cell/>
        </table:table-row>
        <table:table-row table:style-name="ro1">
          <table:table-cell office:value-type="float" office:value="-2907" calcext:value-type="float">
            <text:p>-2907</text:p>
          </table:table-cell>
          <table:table-cell office:value-type="float" office:value="100541.6" calcext:value-type="float">
            <text:p>100541.6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2777" calcext:value-type="float">
            <text:p>-2777</text:p>
          </table:table-cell>
          <table:table-cell office:value-type="float" office:value="100512.42" calcext:value-type="float">
            <text:p>100512.42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2754" calcext:value-type="float">
            <text:p>-2754</text:p>
          </table:table-cell>
          <table:table-cell office:value-type="float" office:value="100512.42" calcext:value-type="float">
            <text:p>100512.42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2594" calcext:value-type="float">
            <text:p>-2594</text:p>
          </table:table-cell>
          <table:table-cell office:value-type="float" office:value="100485.93" calcext:value-type="float">
            <text:p>100485.93</text:p>
          </table:table-cell>
          <table:table-cell office:value-type="float" office:value="97.55" calcext:value-type="float">
            <text:p>97.55</text:p>
          </table:table-cell>
          <table:table-cell/>
        </table:table-row>
        <table:table-row table:style-name="ro1">
          <table:table-cell office:value-type="float" office:value="-2659" calcext:value-type="float">
            <text:p>-2659</text:p>
          </table:table-cell>
          <table:table-cell office:value-type="float" office:value="100485.93" calcext:value-type="float">
            <text:p>100485.9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341" calcext:value-type="float">
            <text:p>-2341</text:p>
          </table:table-cell>
          <table:table-cell office:value-type="float" office:value="100455.55" calcext:value-type="float">
            <text:p>100455.55</text:p>
          </table:table-cell>
          <table:table-cell office:value-type="float" office:value="97.57" calcext:value-type="float">
            <text:p>97.57</text:p>
          </table:table-cell>
          <table:table-cell/>
        </table:table-row>
        <table:table-row table:style-name="ro1">
          <table:table-cell office:value-type="float" office:value="-2121" calcext:value-type="float">
            <text:p>-2121</text:p>
          </table:table-cell>
          <table:table-cell office:value-type="float" office:value="100455.55" calcext:value-type="float">
            <text:p>100455.55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2168" calcext:value-type="float">
            <text:p>-2168</text:p>
          </table:table-cell>
          <table:table-cell office:value-type="float" office:value="100432.3" calcext:value-type="float">
            <text:p>100432.3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1843" calcext:value-type="float">
            <text:p>-1843</text:p>
          </table:table-cell>
          <table:table-cell office:value-type="float" office:value="100432.3" calcext:value-type="float">
            <text:p>100432.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788" calcext:value-type="float">
            <text:p>-1788</text:p>
          </table:table-cell>
          <table:table-cell office:value-type="float" office:value="100407.63" calcext:value-type="float">
            <text:p>100407.63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1788" calcext:value-type="float">
            <text:p>-1788</text:p>
          </table:table-cell>
          <table:table-cell office:value-type="float" office:value="100407.63" calcext:value-type="float">
            <text:p>100407.6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640" calcext:value-type="float">
            <text:p>-1640</text:p>
          </table:table-cell>
          <table:table-cell office:value-type="float" office:value="100391.83" calcext:value-type="float">
            <text:p>100391.83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472" calcext:value-type="float">
            <text:p>-1472</text:p>
          </table:table-cell>
          <table:table-cell office:value-type="float" office:value="100391.83" calcext:value-type="float">
            <text:p>100391.83</text:p>
          </table:table-cell>
          <table:table-cell office:value-type="float" office:value="97.57" calcext:value-type="float">
            <text:p>97.57</text:p>
          </table:table-cell>
          <table:table-cell/>
        </table:table-row>
        <table:table-row table:style-name="ro1">
          <table:table-cell office:value-type="float" office:value="-1667" calcext:value-type="float">
            <text:p>-1667</text:p>
          </table:table-cell>
          <table:table-cell office:value-type="float" office:value="100372.15" calcext:value-type="float">
            <text:p>100372.15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72.15" calcext:value-type="float">
            <text:p>100372.15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1286" calcext:value-type="float">
            <text:p>-1286</text:p>
          </table:table-cell>
          <table:table-cell office:value-type="float" office:value="100352.71" calcext:value-type="float">
            <text:p>100352.71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1299" calcext:value-type="float">
            <text:p>-1299</text:p>
          </table:table-cell>
          <table:table-cell office:value-type="float" office:value="100352.71" calcext:value-type="float">
            <text:p>100352.71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299" calcext:value-type="float">
            <text:p>-1299</text:p>
          </table:table-cell>
          <table:table-cell office:value-type="float" office:value="100336.75" calcext:value-type="float">
            <text:p>100336.75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130" calcext:value-type="float">
            <text:p>-1130</text:p>
          </table:table-cell>
          <table:table-cell office:value-type="float" office:value="100336.75" calcext:value-type="float">
            <text:p>100336.75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072" calcext:value-type="float">
            <text:p>-1072</text:p>
          </table:table-cell>
          <table:table-cell office:value-type="float" office:value="100321.04" calcext:value-type="float">
            <text:p>100321.04</text:p>
          </table:table-cell>
          <table:table-cell office:value-type="float" office:value="97.97" calcext:value-type="float">
            <text:p>97.97</text:p>
          </table:table-cell>
          <table:table-cell/>
        </table:table-row>
        <table:table-row table:style-name="ro1">
          <table:table-cell office:value-type="float" office:value="-1166" calcext:value-type="float">
            <text:p>-1166</text:p>
          </table:table-cell>
          <table:table-cell office:value-type="float" office:value="100321.04" calcext:value-type="float">
            <text:p>100321.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100301.19" calcext:value-type="float">
            <text:p>100301.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00301.19" calcext:value-type="float">
            <text:p>100301.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00288.66" calcext:value-type="float">
            <text:p>100288.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8134" calcext:value-type="float">
            <text:p>-8134</text:p>
          </table:table-cell>
          <table:table-cell office:value-type="float" office:value="100340.63" calcext:value-type="float">
            <text:p>100340.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9246" calcext:value-type="float">
            <text:p>-9246</text:p>
          </table:table-cell>
          <table:table-cell office:value-type="float" office:value="100340.63" calcext:value-type="float">
            <text:p>100340.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float" office:value="101311.77" calcext:value-type="float">
            <text:p>101311.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283" calcext:value-type="float">
            <text:p>15283</text:p>
          </table:table-cell>
          <table:table-cell office:value-type="float" office:value="101311.77" calcext:value-type="float">
            <text:p>101311.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3651" calcext:value-type="float">
            <text:p>-13651</text:p>
          </table:table-cell>
          <table:table-cell office:value-type="float" office:value="101541.46" calcext:value-type="float">
            <text:p>101541.4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float" office:value="101541.46" calcext:value-type="float">
            <text:p>101541.4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2559" calcext:value-type="float">
            <text:p>-2559</text:p>
          </table:table-cell>
          <table:table-cell office:value-type="float" office:value="100900.25" calcext:value-type="float">
            <text:p>100900.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701" calcext:value-type="float">
            <text:p>-6701</text:p>
          </table:table-cell>
          <table:table-cell office:value-type="float" office:value="100900.25" calcext:value-type="float">
            <text:p>100900.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108" calcext:value-type="float">
            <text:p>-1108</text:p>
          </table:table-cell>
          <table:table-cell office:value-type="float" office:value="100738.27" calcext:value-type="float">
            <text:p>100738.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757" calcext:value-type="float">
            <text:p>-5757</text:p>
          </table:table-cell>
          <table:table-cell office:value-type="float" office:value="100738.27" calcext:value-type="float">
            <text:p>100738.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158" calcext:value-type="float">
            <text:p>-4158</text:p>
          </table:table-cell>
          <table:table-cell office:value-type="float" office:value="100690.62" calcext:value-type="float">
            <text:p>100690.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52" calcext:value-type="float">
            <text:p>-3852</text:p>
          </table:table-cell>
          <table:table-cell office:value-type="float" office:value="100690.62" calcext:value-type="float">
            <text:p>100690.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390" calcext:value-type="float">
            <text:p>-3390</text:p>
          </table:table-cell>
          <table:table-cell office:value-type="float" office:value="100642.96" calcext:value-type="float">
            <text:p>100642.96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3416" calcext:value-type="float">
            <text:p>-3416</text:p>
          </table:table-cell>
          <table:table-cell office:value-type="float" office:value="100642.96" calcext:value-type="float">
            <text:p>100642.96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3223" calcext:value-type="float">
            <text:p>-3223</text:p>
          </table:table-cell>
          <table:table-cell office:value-type="float" office:value="100602.66" calcext:value-type="float">
            <text:p>100602.66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3106" calcext:value-type="float">
            <text:p>-3106</text:p>
          </table:table-cell>
          <table:table-cell office:value-type="float" office:value="100602.66" calcext:value-type="float">
            <text:p>100602.66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3025" calcext:value-type="float">
            <text:p>-3025</text:p>
          </table:table-cell>
          <table:table-cell office:value-type="float" office:value="100566.11" calcext:value-type="float">
            <text:p>100566.11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917" calcext:value-type="float">
            <text:p>-2917</text:p>
          </table:table-cell>
          <table:table-cell office:value-type="float" office:value="100566.11" calcext:value-type="float">
            <text:p>100566.11</text:p>
          </table:table-cell>
          <table:table-cell office:value-type="float" office:value="97.68" calcext:value-type="float">
            <text:p>97.68</text:p>
          </table:table-cell>
          <table:table-cell/>
        </table:table-row>
        <table:table-row table:style-name="ro1">
          <table:table-cell office:value-type="float" office:value="-2806" calcext:value-type="float">
            <text:p>-2806</text:p>
          </table:table-cell>
          <table:table-cell office:value-type="float" office:value="100532.38" calcext:value-type="float">
            <text:p>100532.38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2768" calcext:value-type="float">
            <text:p>-2768</text:p>
          </table:table-cell>
          <table:table-cell office:value-type="float" office:value="100532.38" calcext:value-type="float">
            <text:p>100532.38</text:p>
          </table:table-cell>
          <table:table-cell office:value-type="float" office:value="97.57" calcext:value-type="float">
            <text:p>97.57</text:p>
          </table:table-cell>
          <table:table-cell/>
        </table:table-row>
        <table:table-row table:style-name="ro1">
          <table:table-cell office:value-type="float" office:value="-2651" calcext:value-type="float">
            <text:p>-2651</text:p>
          </table:table-cell>
          <table:table-cell office:value-type="float" office:value="100500.78" calcext:value-type="float">
            <text:p>100500.78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594" calcext:value-type="float">
            <text:p>-2594</text:p>
          </table:table-cell>
          <table:table-cell office:value-type="float" office:value="100471.95" calcext:value-type="float">
            <text:p>100471.95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2424" calcext:value-type="float">
            <text:p>-2424</text:p>
          </table:table-cell>
          <table:table-cell office:value-type="float" office:value="100471.95" calcext:value-type="float">
            <text:p>100471.95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229" calcext:value-type="float">
            <text:p>-2229</text:p>
          </table:table-cell>
          <table:table-cell office:value-type="float" office:value="100448.71" calcext:value-type="float">
            <text:p>100448.71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323" calcext:value-type="float">
            <text:p>-2323</text:p>
          </table:table-cell>
          <table:table-cell office:value-type="float" office:value="100448.71" calcext:value-type="float">
            <text:p>100448.71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958" calcext:value-type="float">
            <text:p>-1958</text:p>
          </table:table-cell>
          <table:table-cell office:value-type="float" office:value="100421.01" calcext:value-type="float">
            <text:p>100421.01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815" calcext:value-type="float">
            <text:p>-1815</text:p>
          </table:table-cell>
          <table:table-cell office:value-type="float" office:value="100421.01" calcext:value-type="float">
            <text:p>100421.01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915" calcext:value-type="float">
            <text:p>-1915</text:p>
          </table:table-cell>
          <table:table-cell office:value-type="float" office:value="100401.33" calcext:value-type="float">
            <text:p>100401.33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681" calcext:value-type="float">
            <text:p>-1681</text:p>
          </table:table-cell>
          <table:table-cell office:value-type="float" office:value="100401.33" calcext:value-type="float">
            <text:p>100401.33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1536" calcext:value-type="float">
            <text:p>-1536</text:p>
          </table:table-cell>
          <table:table-cell office:value-type="float" office:value="100379.99" calcext:value-type="float">
            <text:p>100379.99</text:p>
          </table:table-cell>
          <table:table-cell office:value-type="float" office:value="97.68" calcext:value-type="float">
            <text:p>97.68</text:p>
          </table:table-cell>
          <table:table-cell/>
        </table:table-row>
        <table:table-row table:style-name="ro1">
          <table:table-cell office:value-type="float" office:value="-1667" calcext:value-type="float">
            <text:p>-1667</text:p>
          </table:table-cell>
          <table:table-cell office:value-type="float" office:value="100379.99" calcext:value-type="float">
            <text:p>100379.99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1409" calcext:value-type="float">
            <text:p>-1409</text:p>
          </table:table-cell>
          <table:table-cell office:value-type="float" office:value="100362.89" calcext:value-type="float">
            <text:p>100362.89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100362.89" calcext:value-type="float">
            <text:p>100362.89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274" calcext:value-type="float">
            <text:p>-1274</text:p>
          </table:table-cell>
          <table:table-cell office:value-type="float" office:value="100348.32" calcext:value-type="float">
            <text:p>100348.32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311" calcext:value-type="float">
            <text:p>-1311</text:p>
          </table:table-cell>
          <table:table-cell office:value-type="float" office:value="100348.32" calcext:value-type="float">
            <text:p>100348.32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1178" calcext:value-type="float">
            <text:p>-1178</text:p>
          </table:table-cell>
          <table:table-cell office:value-type="float" office:value="100329.39" calcext:value-type="float">
            <text:p>100329.39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1096" calcext:value-type="float">
            <text:p>-1096</text:p>
          </table:table-cell>
          <table:table-cell office:value-type="float" office:value="100329.39" calcext:value-type="float">
            <text:p>100329.39</text:p>
          </table:table-cell>
          <table:table-cell office:value-type="float" office:value="97.88" calcext:value-type="float">
            <text:p>97.88</text:p>
          </table:table-cell>
          <table:table-cell/>
        </table:table-row>
        <table:table-row table:style-name="ro1">
          <table:table-cell office:value-type="float" office:value="-1048" calcext:value-type="float">
            <text:p>-1048</text:p>
          </table:table-cell>
          <table:table-cell office:value-type="float" office:value="100311.44" calcext:value-type="float">
            <text:p>100311.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73" calcext:value-type="float">
            <text:p>-573</text:p>
          </table:table-cell>
          <table:table-cell office:value-type="float" office:value="100311.44" calcext:value-type="float">
            <text:p>100311.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00299.64" calcext:value-type="float">
            <text:p>100299.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00299.64" calcext:value-type="float">
            <text:p>100299.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100299.46" calcext:value-type="float">
            <text:p>100299.4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976" calcext:value-type="float">
            <text:p>16976</text:p>
          </table:table-cell>
          <table:table-cell office:value-type="float" office:value="100299.46" calcext:value-type="float">
            <text:p>100299.4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7088" calcext:value-type="float">
            <text:p>-7088</text:p>
          </table:table-cell>
          <table:table-cell office:value-type="float" office:value="100979.69" calcext:value-type="float">
            <text:p>100979.6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622" calcext:value-type="float">
            <text:p>-6622</text:p>
          </table:table-cell>
          <table:table-cell office:value-type="float" office:value="101444.57" calcext:value-type="float">
            <text:p>101444.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694" calcext:value-type="float">
            <text:p>12694</text:p>
          </table:table-cell>
          <table:table-cell office:value-type="float" office:value="101444.57" calcext:value-type="float">
            <text:p>101444.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float" office:value="101582.67" calcext:value-type="float">
            <text:p>101582.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01582.67" calcext:value-type="float">
            <text:p>101582.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008" calcext:value-type="float">
            <text:p>-6008</text:p>
          </table:table-cell>
          <table:table-cell office:value-type="float" office:value="100739.07" calcext:value-type="float">
            <text:p>100739.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739.07" calcext:value-type="float">
            <text:p>100739.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612" calcext:value-type="float">
            <text:p>-5612</text:p>
          </table:table-cell>
          <table:table-cell office:value-type="float" office:value="100703.84" calcext:value-type="float">
            <text:p>100703.8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338" calcext:value-type="float">
            <text:p>-4338</text:p>
          </table:table-cell>
          <table:table-cell office:value-type="float" office:value="100703.84" calcext:value-type="float">
            <text:p>100703.8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794" calcext:value-type="float">
            <text:p>-3794</text:p>
          </table:table-cell>
          <table:table-cell office:value-type="float" office:value="100653.08" calcext:value-type="float">
            <text:p>100653.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448" calcext:value-type="float">
            <text:p>-3448</text:p>
          </table:table-cell>
          <table:table-cell office:value-type="float" office:value="100653.08" calcext:value-type="float">
            <text:p>100653.08</text:p>
          </table:table-cell>
          <table:table-cell office:value-type="float" office:value="97.72" calcext:value-type="float">
            <text:p>97.72</text:p>
          </table:table-cell>
          <table:table-cell/>
        </table:table-row>
        <table:table-row table:style-name="ro1">
          <table:table-cell office:value-type="float" office:value="-3363" calcext:value-type="float">
            <text:p>-3363</text:p>
          </table:table-cell>
          <table:table-cell office:value-type="float" office:value="100612.23" calcext:value-type="float">
            <text:p>100612.23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3192" calcext:value-type="float">
            <text:p>-3192</text:p>
          </table:table-cell>
          <table:table-cell office:value-type="float" office:value="100612.23" calcext:value-type="float">
            <text:p>100612.23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3065" calcext:value-type="float">
            <text:p>-3065</text:p>
          </table:table-cell>
          <table:table-cell office:value-type="float" office:value="100576.3" calcext:value-type="float">
            <text:p>100576.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981" calcext:value-type="float">
            <text:p>-2981</text:p>
          </table:table-cell>
          <table:table-cell office:value-type="float" office:value="100576.3" calcext:value-type="float">
            <text:p>100576.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877" calcext:value-type="float">
            <text:p>-2877</text:p>
          </table:table-cell>
          <table:table-cell office:value-type="float" office:value="100538.55" calcext:value-type="float">
            <text:p>100538.55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2773" calcext:value-type="float">
            <text:p>-2773</text:p>
          </table:table-cell>
          <table:table-cell office:value-type="float" office:value="100538.55" calcext:value-type="float">
            <text:p>100538.55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2730" calcext:value-type="float">
            <text:p>-2730</text:p>
          </table:table-cell>
          <table:table-cell office:value-type="float" office:value="100507.86" calcext:value-type="float">
            <text:p>100507.86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599" calcext:value-type="float">
            <text:p>-2599</text:p>
          </table:table-cell>
          <table:table-cell office:value-type="float" office:value="100507.86" calcext:value-type="float">
            <text:p>100507.86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2674" calcext:value-type="float">
            <text:p>-2674</text:p>
          </table:table-cell>
          <table:table-cell office:value-type="float" office:value="100479.38" calcext:value-type="float">
            <text:p>100479.38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2275" calcext:value-type="float">
            <text:p>-2275</text:p>
          </table:table-cell>
          <table:table-cell office:value-type="float" office:value="100479.38" calcext:value-type="float">
            <text:p>100479.38</text:p>
          </table:table-cell>
          <table:table-cell office:value-type="float" office:value="97.57" calcext:value-type="float">
            <text:p>97.57</text:p>
          </table:table-cell>
          <table:table-cell/>
        </table:table-row>
        <table:table-row table:style-name="ro1">
          <table:table-cell office:value-type="float" office:value="-2106" calcext:value-type="float">
            <text:p>-2106</text:p>
          </table:table-cell>
          <table:table-cell office:value-type="float" office:value="100455.1" calcext:value-type="float">
            <text:p>100455.1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075" calcext:value-type="float">
            <text:p>-2075</text:p>
          </table:table-cell>
          <table:table-cell office:value-type="float" office:value="100427.92" calcext:value-type="float">
            <text:p>100427.9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872" calcext:value-type="float">
            <text:p>-1872</text:p>
          </table:table-cell>
          <table:table-cell office:value-type="float" office:value="100427.92" calcext:value-type="float">
            <text:p>100427.9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774" calcext:value-type="float">
            <text:p>-1774</text:p>
          </table:table-cell>
          <table:table-cell office:value-type="float" office:value="100409.22" calcext:value-type="float">
            <text:p>100409.22</text:p>
          </table:table-cell>
          <table:table-cell office:value-type="float" office:value="97.69" calcext:value-type="float">
            <text:p>97.69</text:p>
          </table:table-cell>
          <table:table-cell/>
        </table:table-row>
        <table:table-row table:style-name="ro1">
          <table:table-cell office:value-type="float" office:value="-1858" calcext:value-type="float">
            <text:p>-1858</text:p>
          </table:table-cell>
          <table:table-cell office:value-type="float" office:value="100409.22" calcext:value-type="float">
            <text:p>100409.22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613" calcext:value-type="float">
            <text:p>-1613</text:p>
          </table:table-cell>
          <table:table-cell office:value-type="float" office:value="100390.24" calcext:value-type="float">
            <text:p>100390.24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498" calcext:value-type="float">
            <text:p>-1498</text:p>
          </table:table-cell>
          <table:table-cell office:value-type="float" office:value="100390.24" calcext:value-type="float">
            <text:p>100390.24</text:p>
          </table:table-cell>
          <table:table-cell office:value-type="float" office:value="97.56" calcext:value-type="float">
            <text:p>97.56</text:p>
          </table:table-cell>
          <table:table-cell/>
        </table:table-row>
        <table:table-row table:style-name="ro1">
          <table:table-cell office:value-type="float" office:value="-1667" calcext:value-type="float">
            <text:p>-1667</text:p>
          </table:table-cell>
          <table:table-cell office:value-type="float" office:value="100367.55" calcext:value-type="float">
            <text:p>100367.55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1372" calcext:value-type="float">
            <text:p>-1372</text:p>
          </table:table-cell>
          <table:table-cell office:value-type="float" office:value="100367.55" calcext:value-type="float">
            <text:p>100367.55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1274" calcext:value-type="float">
            <text:p>-1274</text:p>
          </table:table-cell>
          <table:table-cell office:value-type="float" office:value="100351.38" calcext:value-type="float">
            <text:p>100351.38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263" calcext:value-type="float">
            <text:p>-1263</text:p>
          </table:table-cell>
          <table:table-cell office:value-type="float" office:value="100351.38" calcext:value-type="float">
            <text:p>100351.38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100331.3" calcext:value-type="float">
            <text:p>100331.3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154" calcext:value-type="float">
            <text:p>-1154</text:p>
          </table:table-cell>
          <table:table-cell office:value-type="float" office:value="100331.3" calcext:value-type="float">
            <text:p>100331.3</text:p>
          </table:table-cell>
          <table:table-cell office:value-type="float" office:value="97.56" calcext:value-type="float">
            <text:p>97.56</text:p>
          </table:table-cell>
          <table:table-cell/>
        </table:table-row>
        <table:table-row table:style-name="ro1">
          <table:table-cell office:value-type="float" office:value="-1118" calcext:value-type="float">
            <text:p>-1118</text:p>
          </table:table-cell>
          <table:table-cell office:value-type="float" office:value="100317.2" calcext:value-type="float">
            <text:p>100317.2</text:p>
          </table:table-cell>
          <table:table-cell office:value-type="float" office:value="97.86" calcext:value-type="float">
            <text:p>97.86</text:p>
          </table:table-cell>
          <table:table-cell/>
        </table:table-row>
        <table:table-row table:style-name="ro1">
          <table:table-cell office:value-type="float" office:value="-1024" calcext:value-type="float">
            <text:p>-1024</text:p>
          </table:table-cell>
          <table:table-cell office:value-type="float" office:value="100317.2" calcext:value-type="float">
            <text:p>100317.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100299.24" calcext:value-type="float">
            <text:p>100299.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00299.24" calcext:value-type="float">
            <text:p>100299.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00288.3" calcext:value-type="float">
            <text:p>100288.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100288.3" calcext:value-type="float">
            <text:p>100288.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float" office:value="100465.34" calcext:value-type="float">
            <text:p>100465.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100465.34" calcext:value-type="float">
            <text:p>100465.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101389.89" calcext:value-type="float">
            <text:p>101389.8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float" office:value="101389.89" calcext:value-type="float">
            <text:p>101389.8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921" calcext:value-type="float">
            <text:p>-6921</text:p>
          </table:table-cell>
          <table:table-cell office:value-type="float" office:value="101587.22" calcext:value-type="float">
            <text:p>101587.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00783.68" calcext:value-type="float">
            <text:p>100783.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652" calcext:value-type="float">
            <text:p>-3652</text:p>
          </table:table-cell>
          <table:table-cell office:value-type="float" office:value="100783.68" calcext:value-type="float">
            <text:p>100783.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942" calcext:value-type="float">
            <text:p>-3942</text:p>
          </table:table-cell>
          <table:table-cell office:value-type="float" office:value="100731.36" calcext:value-type="float">
            <text:p>100731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827" calcext:value-type="float">
            <text:p>-5827</text:p>
          </table:table-cell>
          <table:table-cell office:value-type="float" office:value="100731.36" calcext:value-type="float">
            <text:p>100731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115" calcext:value-type="float">
            <text:p>-4115</text:p>
          </table:table-cell>
          <table:table-cell office:value-type="float" office:value="100687.33" calcext:value-type="float">
            <text:p>100687.3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766" calcext:value-type="float">
            <text:p>-3766</text:p>
          </table:table-cell>
          <table:table-cell office:value-type="float" office:value="100687.33" calcext:value-type="float">
            <text:p>100687.3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322" calcext:value-type="float">
            <text:p>-3322</text:p>
          </table:table-cell>
          <table:table-cell office:value-type="float" office:value="100637.88" calcext:value-type="float">
            <text:p>100637.88</text:p>
          </table:table-cell>
          <table:table-cell office:value-type="float" office:value="97.97" calcext:value-type="float">
            <text:p>97.97</text:p>
          </table:table-cell>
          <table:table-cell/>
        </table:table-row>
        <table:table-row table:style-name="ro1">
          <table:table-cell office:value-type="float" office:value="-3374" calcext:value-type="float">
            <text:p>-3374</text:p>
          </table:table-cell>
          <table:table-cell office:value-type="float" office:value="100637.88" calcext:value-type="float">
            <text:p>100637.88</text:p>
          </table:table-cell>
          <table:table-cell office:value-type="float" office:value="97.47" calcext:value-type="float">
            <text:p>97.47</text:p>
          </table:table-cell>
          <table:table-cell/>
        </table:table-row>
        <table:table-row table:style-name="ro1">
          <table:table-cell office:value-type="float" office:value="-3212" calcext:value-type="float">
            <text:p>-3212</text:p>
          </table:table-cell>
          <table:table-cell office:value-type="float" office:value="100602.1" calcext:value-type="float">
            <text:p>100602.1</text:p>
          </table:table-cell>
          <table:table-cell office:value-type="float" office:value="97.43" calcext:value-type="float">
            <text:p>97.43</text:p>
          </table:table-cell>
          <table:table-cell/>
        </table:table-row>
        <table:table-row table:style-name="ro1">
          <table:table-cell office:value-type="float" office:value="-3075" calcext:value-type="float">
            <text:p>-3075</text:p>
          </table:table-cell>
          <table:table-cell office:value-type="float" office:value="100602.1" calcext:value-type="float">
            <text:p>100602.1</text:p>
          </table:table-cell>
          <table:table-cell office:value-type="float" office:value="97.44" calcext:value-type="float">
            <text:p>97.44</text:p>
          </table:table-cell>
          <table:table-cell/>
        </table:table-row>
        <table:table-row table:style-name="ro1">
          <table:table-cell office:value-type="float" office:value="-3006" calcext:value-type="float">
            <text:p>-3006</text:p>
          </table:table-cell>
          <table:table-cell office:value-type="float" office:value="100564.11" calcext:value-type="float">
            <text:p>100564.11</text:p>
          </table:table-cell>
          <table:table-cell office:value-type="float" office:value="97.43" calcext:value-type="float">
            <text:p>97.43</text:p>
          </table:table-cell>
          <table:table-cell/>
        </table:table-row>
        <table:table-row table:style-name="ro1">
          <table:table-cell office:value-type="float" office:value="-2902" calcext:value-type="float">
            <text:p>-2902</text:p>
          </table:table-cell>
          <table:table-cell office:value-type="float" office:value="100564.11" calcext:value-type="float">
            <text:p>100564.11</text:p>
          </table:table-cell>
          <table:table-cell office:value-type="float" office:value="97.44" calcext:value-type="float">
            <text:p>97.44</text:p>
          </table:table-cell>
          <table:table-cell/>
        </table:table-row>
        <table:table-row table:style-name="ro1">
          <table:table-cell office:value-type="float" office:value="-2820" calcext:value-type="float">
            <text:p>-2820</text:p>
          </table:table-cell>
          <table:table-cell office:value-type="float" office:value="100530.61" calcext:value-type="float">
            <text:p>100530.61</text:p>
          </table:table-cell>
          <table:table-cell office:value-type="float" office:value="97.43" calcext:value-type="float">
            <text:p>97.43</text:p>
          </table:table-cell>
          <table:table-cell/>
        </table:table-row>
        <table:table-row table:style-name="ro1">
          <table:table-cell office:value-type="float" office:value="-2744" calcext:value-type="float">
            <text:p>-2744</text:p>
          </table:table-cell>
          <table:table-cell office:value-type="float" office:value="100530.61" calcext:value-type="float">
            <text:p>100530.61</text:p>
          </table:table-cell>
          <table:table-cell office:value-type="float" office:value="97.45" calcext:value-type="float">
            <text:p>97.45</text:p>
          </table:table-cell>
          <table:table-cell/>
        </table:table-row>
        <table:table-row table:style-name="ro1">
          <table:table-cell office:value-type="float" office:value="-2660" calcext:value-type="float">
            <text:p>-2660</text:p>
          </table:table-cell>
          <table:table-cell office:value-type="float" office:value="100500.16" calcext:value-type="float">
            <text:p>100500.16</text:p>
          </table:table-cell>
          <table:table-cell office:value-type="float" office:value="97.42" calcext:value-type="float">
            <text:p>97.42</text:p>
          </table:table-cell>
          <table:table-cell/>
        </table:table-row>
        <table:table-row table:style-name="ro1">
          <table:table-cell office:value-type="float" office:value="-2524" calcext:value-type="float">
            <text:p>-2524</text:p>
          </table:table-cell>
          <table:table-cell office:value-type="float" office:value="100500.16" calcext:value-type="float">
            <text:p>100500.16</text:p>
          </table:table-cell>
          <table:table-cell office:value-type="float" office:value="97.43" calcext:value-type="float">
            <text:p>97.43</text:p>
          </table:table-cell>
          <table:table-cell/>
        </table:table-row>
        <table:table-row table:style-name="ro1">
          <table:table-cell office:value-type="float" office:value="-2567" calcext:value-type="float">
            <text:p>-2567</text:p>
          </table:table-cell>
          <table:table-cell office:value-type="float" office:value="100474.14" calcext:value-type="float">
            <text:p>100474.14</text:p>
          </table:table-cell>
          <table:table-cell office:value-type="float" office:value="97.44" calcext:value-type="float">
            <text:p>97.44</text:p>
          </table:table-cell>
          <table:table-cell/>
        </table:table-row>
        <table:table-row table:style-name="ro1">
          <table:table-cell office:value-type="float" office:value="-2183" calcext:value-type="float">
            <text:p>-2183</text:p>
          </table:table-cell>
          <table:table-cell office:value-type="float" office:value="100474.14" calcext:value-type="float">
            <text:p>100474.14</text:p>
          </table:table-cell>
          <table:table-cell office:value-type="float" office:value="97.42" calcext:value-type="float">
            <text:p>97.42</text:p>
          </table:table-cell>
          <table:table-cell/>
        </table:table-row>
        <table:table-row table:style-name="ro1">
          <table:table-cell office:value-type="float" office:value="-2424" calcext:value-type="float">
            <text:p>-2424</text:p>
          </table:table-cell>
          <table:table-cell office:value-type="float" office:value="100448.42" calcext:value-type="float">
            <text:p>100448.42</text:p>
          </table:table-cell>
          <table:table-cell office:value-type="float" office:value="97.43" calcext:value-type="float">
            <text:p>97.43</text:p>
          </table:table-cell>
          <table:table-cell/>
        </table:table-row>
        <table:table-row table:style-name="ro1">
          <table:table-cell office:value-type="float" office:value="-1972" calcext:value-type="float">
            <text:p>-1972</text:p>
          </table:table-cell>
          <table:table-cell office:value-type="float" office:value="100448.42" calcext:value-type="float">
            <text:p>100448.42</text:p>
          </table:table-cell>
          <table:table-cell office:value-type="float" office:value="97.48" calcext:value-type="float">
            <text:p>97.48</text:p>
          </table:table-cell>
          <table:table-cell/>
        </table:table-row>
        <table:table-row table:style-name="ro1">
          <table:table-cell office:value-type="float" office:value="-1829" calcext:value-type="float">
            <text:p>-1829</text:p>
          </table:table-cell>
          <table:table-cell office:value-type="float" office:value="100424.77" calcext:value-type="float">
            <text:p>100424.77</text:p>
          </table:table-cell>
          <table:table-cell office:value-type="float" office:value="97.46" calcext:value-type="float">
            <text:p>97.46</text:p>
          </table:table-cell>
          <table:table-cell/>
        </table:table-row>
        <table:table-row table:style-name="ro1">
          <table:table-cell office:value-type="float" office:value="-1654" calcext:value-type="float">
            <text:p>-1654</text:p>
          </table:table-cell>
          <table:table-cell office:value-type="float" office:value="100404.39" calcext:value-type="float">
            <text:p>100404.39</text:p>
          </table:table-cell>
          <table:table-cell office:value-type="float" office:value="97.44" calcext:value-type="float">
            <text:p>97.44</text:p>
          </table:table-cell>
          <table:table-cell/>
        </table:table-row>
        <table:table-row table:style-name="ro1">
          <table:table-cell office:value-type="float" office:value="-1720" calcext:value-type="float">
            <text:p>-1720</text:p>
          </table:table-cell>
          <table:table-cell office:value-type="float" office:value="100404.39" calcext:value-type="float">
            <text:p>100404.39</text:p>
          </table:table-cell>
          <table:table-cell office:value-type="float" office:value="97.44" calcext:value-type="float">
            <text:p>97.44</text:p>
          </table:table-cell>
          <table:table-cell/>
        </table:table-row>
        <table:table-row table:style-name="ro1">
          <table:table-cell office:value-type="float" office:value="-1627" calcext:value-type="float">
            <text:p>-1627</text:p>
          </table:table-cell>
          <table:table-cell office:value-type="float" office:value="100386.61" calcext:value-type="float">
            <text:p>100386.61</text:p>
          </table:table-cell>
          <table:table-cell office:value-type="float" office:value="97.46" calcext:value-type="float">
            <text:p>97.46</text:p>
          </table:table-cell>
          <table:table-cell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86.61" calcext:value-type="float">
            <text:p>100386.61</text:p>
          </table:table-cell>
          <table:table-cell office:value-type="float" office:value="97.43" calcext:value-type="float">
            <text:p>97.43</text:p>
          </table:table-cell>
          <table:table-cell/>
        </table:table-row>
        <table:table-row table:style-name="ro1">
          <table:table-cell office:value-type="float" office:value="-1600" calcext:value-type="float">
            <text:p>-1600</text:p>
          </table:table-cell>
          <table:table-cell office:value-type="float" office:value="100363.64" calcext:value-type="float">
            <text:p>100363.64</text:p>
          </table:table-cell>
          <table:table-cell office:value-type="float" office:value="97.45" calcext:value-type="float">
            <text:p>97.45</text:p>
          </table:table-cell>
          <table:table-cell/>
        </table:table-row>
        <table:table-row table:style-name="ro1">
          <table:table-cell office:value-type="float" office:value="-1409" calcext:value-type="float">
            <text:p>-1409</text:p>
          </table:table-cell>
          <table:table-cell office:value-type="float" office:value="100363.64" calcext:value-type="float">
            <text:p>100363.64</text:p>
          </table:table-cell>
          <table:table-cell office:value-type="float" office:value="97.46" calcext:value-type="float">
            <text:p>97.46</text:p>
          </table:table-cell>
          <table:table-cell/>
        </table:table-row>
        <table:table-row table:style-name="ro1">
          <table:table-cell office:value-type="float" office:value="-1286" calcext:value-type="float">
            <text:p>-1286</text:p>
          </table:table-cell>
          <table:table-cell office:value-type="float" office:value="100348.62" calcext:value-type="float">
            <text:p>100348.62</text:p>
          </table:table-cell>
          <table:table-cell office:value-type="float" office:value="97.44" calcext:value-type="float">
            <text:p>97.44</text:p>
          </table:table-cell>
          <table:table-cell/>
        </table:table-row>
        <table:table-row table:style-name="ro1">
          <table:table-cell office:value-type="float" office:value="-1226" calcext:value-type="float">
            <text:p>-1226</text:p>
          </table:table-cell>
          <table:table-cell office:value-type="float" office:value="100348.62" calcext:value-type="float">
            <text:p>100348.62</text:p>
          </table:table-cell>
          <table:table-cell office:value-type="float" office:value="97.42" calcext:value-type="float">
            <text:p>97.42</text:p>
          </table:table-cell>
          <table:table-cell/>
        </table:table-row>
        <table:table-row table:style-name="ro1">
          <table:table-cell office:value-type="float" office:value="-1202" calcext:value-type="float">
            <text:p>-1202</text:p>
          </table:table-cell>
          <table:table-cell office:value-type="float" office:value="100332.28" calcext:value-type="float">
            <text:p>100332.28</text:p>
          </table:table-cell>
          <table:table-cell office:value-type="float" office:value="97.48" calcext:value-type="float">
            <text:p>97.48</text:p>
          </table:table-cell>
          <table:table-cell/>
        </table:table-row>
        <table:table-row table:style-name="ro1">
          <table:table-cell office:value-type="float" office:value="-1130" calcext:value-type="float">
            <text:p>-1130</text:p>
          </table:table-cell>
          <table:table-cell office:value-type="float" office:value="100332.28" calcext:value-type="float">
            <text:p>100332.28</text:p>
          </table:table-cell>
          <table:table-cell office:value-type="float" office:value="97.45" calcext:value-type="float">
            <text:p>97.45</text:p>
          </table:table-cell>
          <table:table-cell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312.25" calcext:value-type="float">
            <text:p>100312.25</text:p>
          </table:table-cell>
          <table:table-cell office:value-type="float" office:value="97.69" calcext:value-type="float">
            <text:p>97.69</text:p>
          </table:table-cell>
          <table:table-cell/>
        </table:table-row>
        <table:table-row table:style-name="ro1">
          <table:table-cell office:value-type="float" office:value="-1072" calcext:value-type="float">
            <text:p>-1072</text:p>
          </table:table-cell>
          <table:table-cell office:value-type="float" office:value="100312.25" calcext:value-type="float">
            <text:p>100312.25</text:p>
          </table:table-cell>
          <table:table-cell office:value-type="float" office:value="98.21" calcext:value-type="float">
            <text:p>98.21</text:p>
          </table:table-cell>
          <table:table-cell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296.42" calcext:value-type="float">
            <text:p>100296.4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100296.42" calcext:value-type="float">
            <text:p>100296.4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00285.54" calcext:value-type="float">
            <text:p>100285.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00285.54" calcext:value-type="float">
            <text:p>100285.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072" calcext:value-type="float">
            <text:p>18072</text:p>
          </table:table-cell>
          <table:table-cell office:value-type="float" office:value="100288.88" calcext:value-type="float">
            <text:p>100288.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00288.88" calcext:value-type="float">
            <text:p>100288.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9876" calcext:value-type="float">
            <text:p>-19876</text:p>
          </table:table-cell>
          <table:table-cell office:value-type="float" office:value="101066.02" calcext:value-type="float">
            <text:p>101066.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float" office:value="101066.02" calcext:value-type="float">
            <text:p>101066.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101481.94" calcext:value-type="float">
            <text:p>101481.9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101481.94" calcext:value-type="float">
            <text:p>101481.9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581" calcext:value-type="float">
            <text:p>-4581</text:p>
          </table:table-cell>
          <table:table-cell office:value-type="float" office:value="101576.92" calcext:value-type="float">
            <text:p>101576.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890" calcext:value-type="float">
            <text:p>-4890</text:p>
          </table:table-cell>
          <table:table-cell office:value-type="float" office:value="100734.64" calcext:value-type="float">
            <text:p>100734.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001" calcext:value-type="float">
            <text:p>-3001</text:p>
          </table:table-cell>
          <table:table-cell office:value-type="float" office:value="100734.64" calcext:value-type="float">
            <text:p>100734.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392" calcext:value-type="float">
            <text:p>-5392</text:p>
          </table:table-cell>
          <table:table-cell office:value-type="float" office:value="100704.36" calcext:value-type="float">
            <text:p>100704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59" calcext:value-type="float">
            <text:p>-3859</text:p>
          </table:table-cell>
          <table:table-cell office:value-type="float" office:value="100704.36" calcext:value-type="float">
            <text:p>100704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42" calcext:value-type="float">
            <text:p>-3842</text:p>
          </table:table-cell>
          <table:table-cell office:value-type="float" office:value="100653.21" calcext:value-type="float">
            <text:p>100653.2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384" calcext:value-type="float">
            <text:p>-3384</text:p>
          </table:table-cell>
          <table:table-cell office:value-type="float" office:value="100653.21" calcext:value-type="float">
            <text:p>100653.21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3333" calcext:value-type="float">
            <text:p>-3333</text:p>
          </table:table-cell>
          <table:table-cell office:value-type="float" office:value="100608.71" calcext:value-type="float">
            <text:p>100608.71</text:p>
          </table:table-cell>
          <table:table-cell office:value-type="float" office:value="97.67" calcext:value-type="float">
            <text:p>97.67</text:p>
          </table:table-cell>
          <table:table-cell/>
        </table:table-row>
        <table:table-row table:style-name="ro1">
          <table:table-cell office:value-type="float" office:value="-3147" calcext:value-type="float">
            <text:p>-3147</text:p>
          </table:table-cell>
          <table:table-cell office:value-type="float" office:value="100608.71" calcext:value-type="float">
            <text:p>100608.71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3050" calcext:value-type="float">
            <text:p>-3050</text:p>
          </table:table-cell>
          <table:table-cell office:value-type="float" office:value="100573.99" calcext:value-type="float">
            <text:p>100573.99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2981" calcext:value-type="float">
            <text:p>-2981</text:p>
          </table:table-cell>
          <table:table-cell office:value-type="float" office:value="100573.99" calcext:value-type="float">
            <text:p>100573.99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863" calcext:value-type="float">
            <text:p>-2863</text:p>
          </table:table-cell>
          <table:table-cell office:value-type="float" office:value="100537.39" calcext:value-type="float">
            <text:p>100537.39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768" calcext:value-type="float">
            <text:p>-2768</text:p>
          </table:table-cell>
          <table:table-cell office:value-type="float" office:value="100537.39" calcext:value-type="float">
            <text:p>100537.39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688" calcext:value-type="float">
            <text:p>-2688</text:p>
          </table:table-cell>
          <table:table-cell office:value-type="float" office:value="100509.78" calcext:value-type="float">
            <text:p>100509.78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615" calcext:value-type="float">
            <text:p>-2615</text:p>
          </table:table-cell>
          <table:table-cell office:value-type="float" office:value="100509.78" calcext:value-type="float">
            <text:p>100509.78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2390" calcext:value-type="float">
            <text:p>-2390</text:p>
          </table:table-cell>
          <table:table-cell office:value-type="float" office:value="100480.13" calcext:value-type="float">
            <text:p>100480.13</text:p>
          </table:table-cell>
          <table:table-cell office:value-type="float" office:value="97.57" calcext:value-type="float">
            <text:p>97.57</text:p>
          </table:table-cell>
          <table:table-cell/>
        </table:table-row>
        <table:table-row table:style-name="ro1">
          <table:table-cell office:value-type="float" office:value="-2540" calcext:value-type="float">
            <text:p>-2540</text:p>
          </table:table-cell>
          <table:table-cell office:value-type="float" office:value="100480.13" calcext:value-type="float">
            <text:p>100480.13</text:p>
          </table:table-cell>
          <table:table-cell office:value-type="float" office:value="97.56" calcext:value-type="float">
            <text:p>97.56</text:p>
          </table:table-cell>
          <table:table-cell/>
        </table:table-row>
        <table:table-row table:style-name="ro1">
          <table:table-cell office:value-type="float" office:value="-2137" calcext:value-type="float">
            <text:p>-2137</text:p>
          </table:table-cell>
          <table:table-cell office:value-type="float" office:value="100453.88" calcext:value-type="float">
            <text:p>100453.88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2090" calcext:value-type="float">
            <text:p>-2090</text:p>
          </table:table-cell>
          <table:table-cell office:value-type="float" office:value="100453.88" calcext:value-type="float">
            <text:p>100453.88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2060" calcext:value-type="float">
            <text:p>-2060</text:p>
          </table:table-cell>
          <table:table-cell office:value-type="float" office:value="100432.71" calcext:value-type="float">
            <text:p>100432.71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801" calcext:value-type="float">
            <text:p>-1801</text:p>
          </table:table-cell>
          <table:table-cell office:value-type="float" office:value="100432.71" calcext:value-type="float">
            <text:p>100432.71</text:p>
          </table:table-cell>
          <table:table-cell office:value-type="float" office:value="97.67" calcext:value-type="float">
            <text:p>97.67</text:p>
          </table:table-cell>
          <table:table-cell/>
        </table:table-row>
        <table:table-row table:style-name="ro1">
          <table:table-cell office:value-type="float" office:value="-1640" calcext:value-type="float">
            <text:p>-1640</text:p>
          </table:table-cell>
          <table:table-cell office:value-type="float" office:value="100408.36" calcext:value-type="float">
            <text:p>100408.36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681" calcext:value-type="float">
            <text:p>-1681</text:p>
          </table:table-cell>
          <table:table-cell office:value-type="float" office:value="100408.36" calcext:value-type="float">
            <text:p>100408.36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524" calcext:value-type="float">
            <text:p>-1524</text:p>
          </table:table-cell>
          <table:table-cell office:value-type="float" office:value="100388.74" calcext:value-type="float">
            <text:p>100388.74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409" calcext:value-type="float">
            <text:p>-1409</text:p>
          </table:table-cell>
          <table:table-cell office:value-type="float" office:value="100370.44" calcext:value-type="float">
            <text:p>100370.44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536" calcext:value-type="float">
            <text:p>-1536</text:p>
          </table:table-cell>
          <table:table-cell office:value-type="float" office:value="100370.44" calcext:value-type="float">
            <text:p>100370.44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1372" calcext:value-type="float">
            <text:p>-1372</text:p>
          </table:table-cell>
          <table:table-cell office:value-type="float" office:value="100353.28" calcext:value-type="float">
            <text:p>100353.28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263" calcext:value-type="float">
            <text:p>-1263</text:p>
          </table:table-cell>
          <table:table-cell office:value-type="float" office:value="100353.28" calcext:value-type="float">
            <text:p>100353.28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190" calcext:value-type="float">
            <text:p>-1190</text:p>
          </table:table-cell>
          <table:table-cell office:value-type="float" office:value="100334.82" calcext:value-type="float">
            <text:p>100334.82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238" calcext:value-type="float">
            <text:p>-1238</text:p>
          </table:table-cell>
          <table:table-cell office:value-type="float" office:value="100334.82" calcext:value-type="float">
            <text:p>100334.82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1084" calcext:value-type="float">
            <text:p>-1084</text:p>
          </table:table-cell>
          <table:table-cell office:value-type="float" office:value="100320.19" calcext:value-type="float">
            <text:p>100320.19</text:p>
          </table:table-cell>
          <table:table-cell office:value-type="float" office:value="97.91" calcext:value-type="float">
            <text:p>97.91</text:p>
          </table:table-cell>
          <table:table-cell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320.19" calcext:value-type="float">
            <text:p>100320.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100301.77" calcext:value-type="float">
            <text:p>100301.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00301.77" calcext:value-type="float">
            <text:p>100301.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00292.96" calcext:value-type="float">
            <text:p>100292.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766" calcext:value-type="float">
            <text:p>18766</text:p>
          </table:table-cell>
          <table:table-cell office:value-type="float" office:value="100292.96" calcext:value-type="float">
            <text:p>100292.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5776" calcext:value-type="float">
            <text:p>-15776</text:p>
          </table:table-cell>
          <table:table-cell office:value-type="float" office:value="100597.32" calcext:value-type="float">
            <text:p>100597.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642" calcext:value-type="float">
            <text:p>12642</text:p>
          </table:table-cell>
          <table:table-cell office:value-type="float" office:value="100597.32" calcext:value-type="float">
            <text:p>100597.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842" calcext:value-type="float">
            <text:p>11842</text:p>
          </table:table-cell>
          <table:table-cell office:value-type="float" office:value="101411.92" calcext:value-type="float">
            <text:p>101411.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3218" calcext:value-type="float">
            <text:p>-13218</text:p>
          </table:table-cell>
          <table:table-cell office:value-type="float" office:value="101411.92" calcext:value-type="float">
            <text:p>101411.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101569.78" calcext:value-type="float">
            <text:p>101569.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2706" calcext:value-type="float">
            <text:p>-2706</text:p>
          </table:table-cell>
          <table:table-cell office:value-type="float" office:value="101569.78" calcext:value-type="float">
            <text:p>101569.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158" calcext:value-type="float">
            <text:p>-5158</text:p>
          </table:table-cell>
          <table:table-cell office:value-type="float" office:value="100679.86" calcext:value-type="float">
            <text:p>100679.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131" calcext:value-type="float">
            <text:p>-3131</text:p>
          </table:table-cell>
          <table:table-cell office:value-type="float" office:value="100720.72" calcext:value-type="float">
            <text:p>100720.7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848" calcext:value-type="float">
            <text:p>-5848</text:p>
          </table:table-cell>
          <table:table-cell office:value-type="float" office:value="100720.72" calcext:value-type="float">
            <text:p>100720.7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293" calcext:value-type="float">
            <text:p>-4293</text:p>
          </table:table-cell>
          <table:table-cell office:value-type="float" office:value="100675.76" calcext:value-type="float">
            <text:p>100675.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37" calcext:value-type="float">
            <text:p>-3837</text:p>
          </table:table-cell>
          <table:table-cell office:value-type="float" office:value="100675.76" calcext:value-type="float">
            <text:p>100675.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400" calcext:value-type="float">
            <text:p>-3400</text:p>
          </table:table-cell>
          <table:table-cell office:value-type="float" office:value="100627.24" calcext:value-type="float">
            <text:p>100627.24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3374" calcext:value-type="float">
            <text:p>-3374</text:p>
          </table:table-cell>
          <table:table-cell office:value-type="float" office:value="100627.24" calcext:value-type="float">
            <text:p>100627.24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3187" calcext:value-type="float">
            <text:p>-3187</text:p>
          </table:table-cell>
          <table:table-cell office:value-type="float" office:value="100589.32" calcext:value-type="float">
            <text:p>100589.32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3075" calcext:value-type="float">
            <text:p>-3075</text:p>
          </table:table-cell>
          <table:table-cell office:value-type="float" office:value="100589.32" calcext:value-type="float">
            <text:p>100589.32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3001" calcext:value-type="float">
            <text:p>-3001</text:p>
          </table:table-cell>
          <table:table-cell office:value-type="float" office:value="100555.92" calcext:value-type="float">
            <text:p>100555.92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2877" calcext:value-type="float">
            <text:p>-2877</text:p>
          </table:table-cell>
          <table:table-cell office:value-type="float" office:value="100555.92" calcext:value-type="float">
            <text:p>100555.9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782" calcext:value-type="float">
            <text:p>-2782</text:p>
          </table:table-cell>
          <table:table-cell office:value-type="float" office:value="100522.14" calcext:value-type="float">
            <text:p>100522.14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2744" calcext:value-type="float">
            <text:p>-2744</text:p>
          </table:table-cell>
          <table:table-cell office:value-type="float" office:value="100522.14" calcext:value-type="float">
            <text:p>100522.14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2625" calcext:value-type="float">
            <text:p>-2625</text:p>
          </table:table-cell>
          <table:table-cell office:value-type="float" office:value="100490.1" calcext:value-type="float">
            <text:p>100490.1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2490" calcext:value-type="float">
            <text:p>-2490</text:p>
          </table:table-cell>
          <table:table-cell office:value-type="float" office:value="100490.1" calcext:value-type="float">
            <text:p>100490.1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373" calcext:value-type="float">
            <text:p>-2373</text:p>
          </table:table-cell>
          <table:table-cell office:value-type="float" office:value="100461.2" calcext:value-type="float">
            <text:p>100461.2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2183" calcext:value-type="float">
            <text:p>-2183</text:p>
          </table:table-cell>
          <table:table-cell office:value-type="float" office:value="100461.2" calcext:value-type="float">
            <text:p>100461.2</text:p>
          </table:table-cell>
          <table:table-cell office:value-type="float" office:value="97.55" calcext:value-type="float">
            <text:p>97.55</text:p>
          </table:table-cell>
          <table:table-cell/>
        </table:table-row>
        <table:table-row table:style-name="ro1">
          <table:table-cell office:value-type="float" office:value="-2229" calcext:value-type="float">
            <text:p>-2229</text:p>
          </table:table-cell>
          <table:table-cell office:value-type="float" office:value="100438.75" calcext:value-type="float">
            <text:p>100438.75</text:p>
          </table:table-cell>
          <table:table-cell office:value-type="float" office:value="97.57" calcext:value-type="float">
            <text:p>97.57</text:p>
          </table:table-cell>
          <table:table-cell/>
        </table:table-row>
        <table:table-row table:style-name="ro1">
          <table:table-cell office:value-type="float" office:value="-1987" calcext:value-type="float">
            <text:p>-1987</text:p>
          </table:table-cell>
          <table:table-cell office:value-type="float" office:value="100438.75" calcext:value-type="float">
            <text:p>100438.75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1801" calcext:value-type="float">
            <text:p>-1801</text:p>
          </table:table-cell>
          <table:table-cell office:value-type="float" office:value="100416.82" calcext:value-type="float">
            <text:p>100416.82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1972" calcext:value-type="float">
            <text:p>-1972</text:p>
          </table:table-cell>
          <table:table-cell office:value-type="float" office:value="100416.82" calcext:value-type="float">
            <text:p>100416.8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640" calcext:value-type="float">
            <text:p>-1640</text:p>
          </table:table-cell>
          <table:table-cell office:value-type="float" office:value="100393.23" calcext:value-type="float">
            <text:p>100393.2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485" calcext:value-type="float">
            <text:p>-1485</text:p>
          </table:table-cell>
          <table:table-cell office:value-type="float" office:value="100393.23" calcext:value-type="float">
            <text:p>100393.23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1498" calcext:value-type="float">
            <text:p>-1498</text:p>
          </table:table-cell>
          <table:table-cell office:value-type="float" office:value="100372.69" calcext:value-type="float">
            <text:p>100372.69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1485" calcext:value-type="float">
            <text:p>-1485</text:p>
          </table:table-cell>
          <table:table-cell office:value-type="float" office:value="100372.69" calcext:value-type="float">
            <text:p>100372.69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100356.05" calcext:value-type="float">
            <text:p>100356.05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1286" calcext:value-type="float">
            <text:p>-1286</text:p>
          </table:table-cell>
          <table:table-cell office:value-type="float" office:value="100339.42" calcext:value-type="float">
            <text:p>100339.42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39.42" calcext:value-type="float">
            <text:p>100339.42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154" calcext:value-type="float">
            <text:p>-1154</text:p>
          </table:table-cell>
          <table:table-cell office:value-type="float" office:value="100325.03" calcext:value-type="float">
            <text:p>100325.03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096" calcext:value-type="float">
            <text:p>-1096</text:p>
          </table:table-cell>
          <table:table-cell office:value-type="float" office:value="100325.03" calcext:value-type="float">
            <text:p>100325.03</text:p>
          </table:table-cell>
          <table:table-cell office:value-type="float" office:value="97.94" calcext:value-type="float">
            <text:p>97.94</text:p>
          </table:table-cell>
          <table:table-cell/>
        </table:table-row>
        <table:table-row table:style-name="ro1">
          <table:table-cell office:value-type="float" office:value="-1072" calcext:value-type="float">
            <text:p>-1072</text:p>
          </table:table-cell>
          <table:table-cell office:value-type="float" office:value="100302.92" calcext:value-type="float">
            <text:p>100302.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85" calcext:value-type="float">
            <text:p>-585</text:p>
          </table:table-cell>
          <table:table-cell office:value-type="float" office:value="100302.92" calcext:value-type="float">
            <text:p>100302.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00288.36" calcext:value-type="float">
            <text:p>100288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00288.36" calcext:value-type="float">
            <text:p>100288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2562" calcext:value-type="float">
            <text:p>-2562</text:p>
          </table:table-cell>
          <table:table-cell office:value-type="float" office:value="100300.8" calcext:value-type="float">
            <text:p>100300.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6202" calcext:value-type="float">
            <text:p>-16202</text:p>
          </table:table-cell>
          <table:table-cell office:value-type="float" office:value="100300.8" calcext:value-type="float">
            <text:p>100300.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float" office:value="101184.21" calcext:value-type="float">
            <text:p>101184.2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5533" calcext:value-type="float">
            <text:p>-15533</text:p>
          </table:table-cell>
          <table:table-cell office:value-type="float" office:value="101184.21" calcext:value-type="float">
            <text:p>101184.2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22140" calcext:value-type="float">
            <text:p>-22140</text:p>
          </table:table-cell>
          <table:table-cell office:value-type="float" office:value="101501.22" calcext:value-type="float">
            <text:p>101501.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101501.22" calcext:value-type="float">
            <text:p>101501.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2631" calcext:value-type="float">
            <text:p>-2631</text:p>
          </table:table-cell>
          <table:table-cell office:value-type="float" office:value="101316.56" calcext:value-type="float">
            <text:p>101316.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478" calcext:value-type="float">
            <text:p>-4478</text:p>
          </table:table-cell>
          <table:table-cell office:value-type="float" office:value="101316.56" calcext:value-type="float">
            <text:p>101316.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2792" calcext:value-type="float">
            <text:p>-2792</text:p>
          </table:table-cell>
          <table:table-cell office:value-type="float" office:value="100750.66" calcext:value-type="float">
            <text:p>100750.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774" calcext:value-type="float">
            <text:p>-5774</text:p>
          </table:table-cell>
          <table:table-cell office:value-type="float" office:value="100750.66" calcext:value-type="float">
            <text:p>100750.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008" calcext:value-type="float">
            <text:p>-4008</text:p>
          </table:table-cell>
          <table:table-cell office:value-type="float" office:value="100704.83" calcext:value-type="float">
            <text:p>100704.8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70" calcext:value-type="float">
            <text:p>-3870</text:p>
          </table:table-cell>
          <table:table-cell office:value-type="float" office:value="100651.31" calcext:value-type="float">
            <text:p>100651.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342" calcext:value-type="float">
            <text:p>-3342</text:p>
          </table:table-cell>
          <table:table-cell office:value-type="float" office:value="100651.31" calcext:value-type="float">
            <text:p>100651.31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3358" calcext:value-type="float">
            <text:p>-3358</text:p>
          </table:table-cell>
          <table:table-cell office:value-type="float" office:value="100611.93" calcext:value-type="float">
            <text:p>100611.9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3202" calcext:value-type="float">
            <text:p>-3202</text:p>
          </table:table-cell>
          <table:table-cell office:value-type="float" office:value="100611.93" calcext:value-type="float">
            <text:p>100611.9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3094" calcext:value-type="float">
            <text:p>-3094</text:p>
          </table:table-cell>
          <table:table-cell office:value-type="float" office:value="100575.05" calcext:value-type="float">
            <text:p>100575.05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3011" calcext:value-type="float">
            <text:p>-3011</text:p>
          </table:table-cell>
          <table:table-cell office:value-type="float" office:value="100575.05" calcext:value-type="float">
            <text:p>100575.05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902" calcext:value-type="float">
            <text:p>-2902</text:p>
          </table:table-cell>
          <table:table-cell office:value-type="float" office:value="100540.28" calcext:value-type="float">
            <text:p>100540.28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816" calcext:value-type="float">
            <text:p>-2816</text:p>
          </table:table-cell>
          <table:table-cell office:value-type="float" office:value="100540.28" calcext:value-type="float">
            <text:p>100540.28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2749" calcext:value-type="float">
            <text:p>-2749</text:p>
          </table:table-cell>
          <table:table-cell office:value-type="float" office:value="100506.89" calcext:value-type="float">
            <text:p>100506.89</text:p>
          </table:table-cell>
          <table:table-cell office:value-type="float" office:value="97.56" calcext:value-type="float">
            <text:p>97.56</text:p>
          </table:table-cell>
          <table:table-cell/>
        </table:table-row>
        <table:table-row table:style-name="ro1">
          <table:table-cell office:value-type="float" office:value="-2656" calcext:value-type="float">
            <text:p>-2656</text:p>
          </table:table-cell>
          <table:table-cell office:value-type="float" office:value="100506.89" calcext:value-type="float">
            <text:p>100506.89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541" calcext:value-type="float">
            <text:p>-2541</text:p>
          </table:table-cell>
          <table:table-cell office:value-type="float" office:value="100478.92" calcext:value-type="float">
            <text:p>100478.92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2567" calcext:value-type="float">
            <text:p>-2567</text:p>
          </table:table-cell>
          <table:table-cell office:value-type="float" office:value="100478.92" calcext:value-type="float">
            <text:p>100478.92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2229" calcext:value-type="float">
            <text:p>-2229</text:p>
          </table:table-cell>
          <table:table-cell office:value-type="float" office:value="100452.33" calcext:value-type="float">
            <text:p>100452.33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2440" calcext:value-type="float">
            <text:p>-2440</text:p>
          </table:table-cell>
          <table:table-cell office:value-type="float" office:value="100452.33" calcext:value-type="float">
            <text:p>100452.3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001" calcext:value-type="float">
            <text:p>-2001</text:p>
          </table:table-cell>
          <table:table-cell office:value-type="float" office:value="100429.25" calcext:value-type="float">
            <text:p>100429.25</text:p>
          </table:table-cell>
          <table:table-cell office:value-type="float" office:value="97.56" calcext:value-type="float">
            <text:p>97.56</text:p>
          </table:table-cell>
          <table:table-cell/>
        </table:table-row>
        <table:table-row table:style-name="ro1">
          <table:table-cell office:value-type="float" office:value="-1843" calcext:value-type="float">
            <text:p>-1843</text:p>
          </table:table-cell>
          <table:table-cell office:value-type="float" office:value="100429.25" calcext:value-type="float">
            <text:p>100429.25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774" calcext:value-type="float">
            <text:p>-1774</text:p>
          </table:table-cell>
          <table:table-cell office:value-type="float" office:value="100405.36" calcext:value-type="float">
            <text:p>100405.36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1707" calcext:value-type="float">
            <text:p>-1707</text:p>
          </table:table-cell>
          <table:table-cell office:value-type="float" office:value="100405.36" calcext:value-type="float">
            <text:p>100405.36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524" calcext:value-type="float">
            <text:p>-1524</text:p>
          </table:table-cell>
          <table:table-cell office:value-type="float" office:value="100387.58" calcext:value-type="float">
            <text:p>100387.58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460" calcext:value-type="float">
            <text:p>-1460</text:p>
          </table:table-cell>
          <table:table-cell office:value-type="float" office:value="100387.58" calcext:value-type="float">
            <text:p>100387.58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574" calcext:value-type="float">
            <text:p>-1574</text:p>
          </table:table-cell>
          <table:table-cell office:value-type="float" office:value="100365.89" calcext:value-type="float">
            <text:p>100365.89</text:p>
          </table:table-cell>
          <table:table-cell office:value-type="float" office:value="97.54" calcext:value-type="float">
            <text:p>97.54</text:p>
          </table:table-cell>
          <table:table-cell/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100365.89" calcext:value-type="float">
            <text:p>100365.89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1263" calcext:value-type="float">
            <text:p>-1263</text:p>
          </table:table-cell>
          <table:table-cell office:value-type="float" office:value="100351.5" calcext:value-type="float">
            <text:p>100351.5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214" calcext:value-type="float">
            <text:p>-1214</text:p>
          </table:table-cell>
          <table:table-cell office:value-type="float" office:value="100351.5" calcext:value-type="float">
            <text:p>100351.5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166" calcext:value-type="float">
            <text:p>-1166</text:p>
          </table:table-cell>
          <table:table-cell office:value-type="float" office:value="100332.46" calcext:value-type="float">
            <text:p>100332.46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1130" calcext:value-type="float">
            <text:p>-1130</text:p>
          </table:table-cell>
          <table:table-cell office:value-type="float" office:value="100318.52" calcext:value-type="float">
            <text:p>100318.52</text:p>
          </table:table-cell>
          <table:table-cell office:value-type="float" office:value="97.98" calcext:value-type="float">
            <text:p>97.98</text:p>
          </table:table-cell>
          <table:table-cell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318.52" calcext:value-type="float">
            <text:p>100318.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100299.7" calcext:value-type="float">
            <text:p>100299.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00299.7" calcext:value-type="float">
            <text:p>100299.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00292.55" calcext:value-type="float">
            <text:p>100292.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float" office:value="100292.55" calcext:value-type="float">
            <text:p>100292.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9459" calcext:value-type="float">
            <text:p>29459</text:p>
          </table:table-cell>
          <table:table-cell office:value-type="float" office:value="100808.38" calcext:value-type="float">
            <text:p>100808.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2736" calcext:value-type="float">
            <text:p>-12736</text:p>
          </table:table-cell>
          <table:table-cell office:value-type="float" office:value="100808.38" calcext:value-type="float">
            <text:p>100808.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101446.82" calcext:value-type="float">
            <text:p>101446.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278" calcext:value-type="float">
            <text:p>-1278</text:p>
          </table:table-cell>
          <table:table-cell office:value-type="float" office:value="101446.82" calcext:value-type="float">
            <text:p>101446.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810" calcext:value-type="float">
            <text:p>-6810</text:p>
          </table:table-cell>
          <table:table-cell office:value-type="float" office:value="101597.31" calcext:value-type="float">
            <text:p>101597.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058" calcext:value-type="float">
            <text:p>-4058</text:p>
          </table:table-cell>
          <table:table-cell office:value-type="float" office:value="101597.31" calcext:value-type="float">
            <text:p>101597.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941" calcext:value-type="float">
            <text:p>-3941</text:p>
          </table:table-cell>
          <table:table-cell office:value-type="float" office:value="100715.88" calcext:value-type="float">
            <text:p>100715.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443" calcext:value-type="float">
            <text:p>-3443</text:p>
          </table:table-cell>
          <table:table-cell office:value-type="float" office:value="100715.88" calcext:value-type="float">
            <text:p>100715.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982" calcext:value-type="float">
            <text:p>-5982</text:p>
          </table:table-cell>
          <table:table-cell office:value-type="float" office:value="100717.5" calcext:value-type="float">
            <text:p>100717.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535" calcext:value-type="float">
            <text:p>-4535</text:p>
          </table:table-cell>
          <table:table-cell office:value-type="float" office:value="100717.5" calcext:value-type="float">
            <text:p>100717.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59" calcext:value-type="float">
            <text:p>-3859</text:p>
          </table:table-cell>
          <table:table-cell office:value-type="float" office:value="100671.33" calcext:value-type="float">
            <text:p>100671.3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327" calcext:value-type="float">
            <text:p>-3327</text:p>
          </table:table-cell>
          <table:table-cell office:value-type="float" office:value="100671.33" calcext:value-type="float">
            <text:p>100671.33</text:p>
          </table:table-cell>
          <table:table-cell office:value-type="float" office:value="97.72" calcext:value-type="float">
            <text:p>97.72</text:p>
          </table:table-cell>
          <table:table-cell/>
        </table:table-row>
        <table:table-row table:style-name="ro1">
          <table:table-cell office:value-type="float" office:value="-3379" calcext:value-type="float">
            <text:p>-3379</text:p>
          </table:table-cell>
          <table:table-cell office:value-type="float" office:value="100626.03" calcext:value-type="float">
            <text:p>100626.0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3197" calcext:value-type="float">
            <text:p>-3197</text:p>
          </table:table-cell>
          <table:table-cell office:value-type="float" office:value="100584.14" calcext:value-type="float">
            <text:p>100584.14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3110" calcext:value-type="float">
            <text:p>-3110</text:p>
          </table:table-cell>
          <table:table-cell office:value-type="float" office:value="100584.14" calcext:value-type="float">
            <text:p>100584.14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2995" calcext:value-type="float">
            <text:p>-2995</text:p>
          </table:table-cell>
          <table:table-cell office:value-type="float" office:value="100548.05" calcext:value-type="float">
            <text:p>100548.05</text:p>
          </table:table-cell>
          <table:table-cell office:value-type="float" office:value="97.55" calcext:value-type="float">
            <text:p>97.55</text:p>
          </table:table-cell>
          <table:table-cell/>
        </table:table-row>
        <table:table-row table:style-name="ro1">
          <table:table-cell office:value-type="float" office:value="-2897" calcext:value-type="float">
            <text:p>-2897</text:p>
          </table:table-cell>
          <table:table-cell office:value-type="float" office:value="100548.05" calcext:value-type="float">
            <text:p>100548.05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2800" calcext:value-type="float">
            <text:p>-2800</text:p>
          </table:table-cell>
          <table:table-cell office:value-type="float" office:value="100519.62" calcext:value-type="float">
            <text:p>100519.62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2762" calcext:value-type="float">
            <text:p>-2762</text:p>
          </table:table-cell>
          <table:table-cell office:value-type="float" office:value="100519.62" calcext:value-type="float">
            <text:p>100519.62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2614" calcext:value-type="float">
            <text:p>-2614</text:p>
          </table:table-cell>
          <table:table-cell office:value-type="float" office:value="100487.67" calcext:value-type="float">
            <text:p>100487.67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2490" calcext:value-type="float">
            <text:p>-2490</text:p>
          </table:table-cell>
          <table:table-cell office:value-type="float" office:value="100487.67" calcext:value-type="float">
            <text:p>100487.67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2390" calcext:value-type="float">
            <text:p>-2390</text:p>
          </table:table-cell>
          <table:table-cell office:value-type="float" office:value="100462.58" calcext:value-type="float">
            <text:p>100462.58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2260" calcext:value-type="float">
            <text:p>-2260</text:p>
          </table:table-cell>
          <table:table-cell office:value-type="float" office:value="100462.58" calcext:value-type="float">
            <text:p>100462.58</text:p>
          </table:table-cell>
          <table:table-cell office:value-type="float" office:value="97.57" calcext:value-type="float">
            <text:p>97.57</text:p>
          </table:table-cell>
          <table:table-cell/>
        </table:table-row>
        <table:table-row table:style-name="ro1">
          <table:table-cell office:value-type="float" office:value="-2260" calcext:value-type="float">
            <text:p>-2260</text:p>
          </table:table-cell>
          <table:table-cell office:value-type="float" office:value="100434.09" calcext:value-type="float">
            <text:p>100434.09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972" calcext:value-type="float">
            <text:p>-1972</text:p>
          </table:table-cell>
          <table:table-cell office:value-type="float" office:value="100434.09" calcext:value-type="float">
            <text:p>100434.09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815" calcext:value-type="float">
            <text:p>-1815</text:p>
          </table:table-cell>
          <table:table-cell office:value-type="float" office:value="100412.22" calcext:value-type="float">
            <text:p>100412.22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2029" calcext:value-type="float">
            <text:p>-2029</text:p>
          </table:table-cell>
          <table:table-cell office:value-type="float" office:value="100412.22" calcext:value-type="float">
            <text:p>100412.22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640" calcext:value-type="float">
            <text:p>-1640</text:p>
          </table:table-cell>
          <table:table-cell office:value-type="float" office:value="100395.47" calcext:value-type="float">
            <text:p>100395.47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562" calcext:value-type="float">
            <text:p>-1562</text:p>
          </table:table-cell>
          <table:table-cell office:value-type="float" office:value="100395.47" calcext:value-type="float">
            <text:p>100395.47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562" calcext:value-type="float">
            <text:p>-1562</text:p>
          </table:table-cell>
          <table:table-cell office:value-type="float" office:value="100376.38" calcext:value-type="float">
            <text:p>100376.38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485" calcext:value-type="float">
            <text:p>-1485</text:p>
          </table:table-cell>
          <table:table-cell office:value-type="float" office:value="100376.38" calcext:value-type="float">
            <text:p>100376.38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372" calcext:value-type="float">
            <text:p>-1372</text:p>
          </table:table-cell>
          <table:table-cell office:value-type="float" office:value="100357.66" calcext:value-type="float">
            <text:p>100357.66</text:p>
          </table:table-cell>
          <table:table-cell office:value-type="float" office:value="97.67" calcext:value-type="float">
            <text:p>97.67</text:p>
          </table:table-cell>
          <table:table-cell/>
        </table:table-row>
        <table:table-row table:style-name="ro1">
          <table:table-cell office:value-type="float" office:value="-1299" calcext:value-type="float">
            <text:p>-1299</text:p>
          </table:table-cell>
          <table:table-cell office:value-type="float" office:value="100357.66" calcext:value-type="float">
            <text:p>100357.66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460" calcext:value-type="float">
            <text:p>-1460</text:p>
          </table:table-cell>
          <table:table-cell office:value-type="float" office:value="100339.71" calcext:value-type="float">
            <text:p>100339.71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1190" calcext:value-type="float">
            <text:p>-1190</text:p>
          </table:table-cell>
          <table:table-cell office:value-type="float" office:value="100339.71" calcext:value-type="float">
            <text:p>100339.71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142" calcext:value-type="float">
            <text:p>-1142</text:p>
          </table:table-cell>
          <table:table-cell office:value-type="float" office:value="100324.4" calcext:value-type="float">
            <text:p>100324.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324.4" calcext:value-type="float">
            <text:p>100324.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61" calcext:value-type="float">
            <text:p>-561</text:p>
          </table:table-cell>
          <table:table-cell office:value-type="float" office:value="100304.32" calcext:value-type="float">
            <text:p>100304.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00294.02" calcext:value-type="float">
            <text:p>100294.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100294.02" calcext:value-type="float">
            <text:p>100294.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00308.58" calcext:value-type="float">
            <text:p>100308.5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8179" calcext:value-type="float">
            <text:p>-8179</text:p>
          </table:table-cell>
          <table:table-cell office:value-type="float" office:value="100308.58" calcext:value-type="float">
            <text:p>100308.5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502" calcext:value-type="float">
            <text:p>-6502</text:p>
          </table:table-cell>
          <table:table-cell office:value-type="float" office:value="101260.53" calcext:value-type="float">
            <text:p>101260.5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10623" calcext:value-type="float">
            <text:p>-10623</text:p>
          </table:table-cell>
          <table:table-cell office:value-type="float" office:value="101260.53" calcext:value-type="float">
            <text:p>101260.5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807" calcext:value-type="float">
            <text:p>-6807</text:p>
          </table:table-cell>
          <table:table-cell office:value-type="float" office:value="101490.64" calcext:value-type="float">
            <text:p>101490.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01490.64" calcext:value-type="float">
            <text:p>101490.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2060" calcext:value-type="float">
            <text:p>-2060</text:p>
          </table:table-cell>
          <table:table-cell office:value-type="float" office:value="100987.99" calcext:value-type="float">
            <text:p>100987.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310" calcext:value-type="float">
            <text:p>-4310</text:p>
          </table:table-cell>
          <table:table-cell office:value-type="float" office:value="100987.99" calcext:value-type="float">
            <text:p>100987.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255" calcext:value-type="float">
            <text:p>-4255</text:p>
          </table:table-cell>
          <table:table-cell office:value-type="float" office:value="100734.6" calcext:value-type="float">
            <text:p>100734.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052" calcext:value-type="float">
            <text:p>-6052</text:p>
          </table:table-cell>
          <table:table-cell office:value-type="float" office:value="100734.6" calcext:value-type="float">
            <text:p>100734.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477" calcext:value-type="float">
            <text:p>-4477</text:p>
          </table:table-cell>
          <table:table-cell office:value-type="float" office:value="100688.25" calcext:value-type="float">
            <text:p>100688.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80" calcext:value-type="float">
            <text:p>-3880</text:p>
          </table:table-cell>
          <table:table-cell office:value-type="float" office:value="100688.25" calcext:value-type="float">
            <text:p>100688.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383" calcext:value-type="float">
            <text:p>-3383</text:p>
          </table:table-cell>
          <table:table-cell office:value-type="float" office:value="100641.7" calcext:value-type="float">
            <text:p>100641.7</text:p>
          </table:table-cell>
          <table:table-cell office:value-type="float" office:value="97.67" calcext:value-type="float">
            <text:p>97.67</text:p>
          </table:table-cell>
          <table:table-cell/>
        </table:table-row>
        <table:table-row table:style-name="ro1">
          <table:table-cell office:value-type="float" office:value="-3383" calcext:value-type="float">
            <text:p>-3383</text:p>
          </table:table-cell>
          <table:table-cell office:value-type="float" office:value="100641.7" calcext:value-type="float">
            <text:p>100641.7</text:p>
          </table:table-cell>
          <table:table-cell office:value-type="float" office:value="97.57" calcext:value-type="float">
            <text:p>97.57</text:p>
          </table:table-cell>
          <table:table-cell/>
        </table:table-row>
        <table:table-row table:style-name="ro1">
          <table:table-cell office:value-type="float" office:value="-3222" calcext:value-type="float">
            <text:p>-3222</text:p>
          </table:table-cell>
          <table:table-cell office:value-type="float" office:value="100598.53" calcext:value-type="float">
            <text:p>100598.53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3105" calcext:value-type="float">
            <text:p>-3105</text:p>
          </table:table-cell>
          <table:table-cell office:value-type="float" office:value="100598.53" calcext:value-type="float">
            <text:p>100598.53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3020" calcext:value-type="float">
            <text:p>-3020</text:p>
          </table:table-cell>
          <table:table-cell office:value-type="float" office:value="100566.07" calcext:value-type="float">
            <text:p>100566.07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2906" calcext:value-type="float">
            <text:p>-2906</text:p>
          </table:table-cell>
          <table:table-cell office:value-type="float" office:value="100528.77" calcext:value-type="float">
            <text:p>100528.77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2805" calcext:value-type="float">
            <text:p>-2805</text:p>
          </table:table-cell>
          <table:table-cell office:value-type="float" office:value="100528.77" calcext:value-type="float">
            <text:p>100528.77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2739" calcext:value-type="float">
            <text:p>-2739</text:p>
          </table:table-cell>
          <table:table-cell office:value-type="float" office:value="100499.42" calcext:value-type="float">
            <text:p>100499.42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2642" calcext:value-type="float">
            <text:p>-2642</text:p>
          </table:table-cell>
          <table:table-cell office:value-type="float" office:value="100499.42" calcext:value-type="float">
            <text:p>100499.42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2615" calcext:value-type="float">
            <text:p>-2615</text:p>
          </table:table-cell>
          <table:table-cell office:value-type="float" office:value="100469.72" calcext:value-type="float">
            <text:p>100469.72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2440" calcext:value-type="float">
            <text:p>-2440</text:p>
          </table:table-cell>
          <table:table-cell office:value-type="float" office:value="100469.72" calcext:value-type="float">
            <text:p>100469.72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2168" calcext:value-type="float">
            <text:p>-2168</text:p>
          </table:table-cell>
          <table:table-cell office:value-type="float" office:value="100444.1" calcext:value-type="float">
            <text:p>100444.1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2199" calcext:value-type="float">
            <text:p>-2199</text:p>
          </table:table-cell>
          <table:table-cell office:value-type="float" office:value="100444.1" calcext:value-type="float">
            <text:p>100444.1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1972" calcext:value-type="float">
            <text:p>-1972</text:p>
          </table:table-cell>
          <table:table-cell office:value-type="float" office:value="100421.66" calcext:value-type="float">
            <text:p>100421.66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843" calcext:value-type="float">
            <text:p>-1843</text:p>
          </table:table-cell>
          <table:table-cell office:value-type="float" office:value="100421.66" calcext:value-type="float">
            <text:p>100421.66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829" calcext:value-type="float">
            <text:p>-1829</text:p>
          </table:table-cell>
          <table:table-cell office:value-type="float" office:value="100401.17" calcext:value-type="float">
            <text:p>100401.17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627" calcext:value-type="float">
            <text:p>-1627</text:p>
          </table:table-cell>
          <table:table-cell office:value-type="float" office:value="100401.17" calcext:value-type="float">
            <text:p>100401.17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549" calcext:value-type="float">
            <text:p>-1549</text:p>
          </table:table-cell>
          <table:table-cell office:value-type="float" office:value="100382" calcext:value-type="float">
            <text:p>10038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721" calcext:value-type="float">
            <text:p>-1721</text:p>
          </table:table-cell>
          <table:table-cell office:value-type="float" office:value="100382" calcext:value-type="float">
            <text:p>100382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422" calcext:value-type="float">
            <text:p>-1422</text:p>
          </table:table-cell>
          <table:table-cell office:value-type="float" office:value="100359.67" calcext:value-type="float">
            <text:p>100359.67</text:p>
          </table:table-cell>
          <table:table-cell office:value-type="float" office:value="97.56" calcext:value-type="float">
            <text:p>97.56</text:p>
          </table:table-cell>
          <table:table-cell/>
        </table:table-row>
        <table:table-row table:style-name="ro1">
          <table:table-cell office:value-type="float" office:value="-1360" calcext:value-type="float">
            <text:p>-1360</text:p>
          </table:table-cell>
          <table:table-cell office:value-type="float" office:value="100359.67" calcext:value-type="float">
            <text:p>100359.67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250" calcext:value-type="float">
            <text:p>-1250</text:p>
          </table:table-cell>
          <table:table-cell office:value-type="float" office:value="100344.82" calcext:value-type="float">
            <text:p>100344.8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274" calcext:value-type="float">
            <text:p>-1274</text:p>
          </table:table-cell>
          <table:table-cell office:value-type="float" office:value="100344.82" calcext:value-type="float">
            <text:p>100344.82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1202" calcext:value-type="float">
            <text:p>-1202</text:p>
          </table:table-cell>
          <table:table-cell office:value-type="float" office:value="100327.32" calcext:value-type="float">
            <text:p>100327.3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107" calcext:value-type="float">
            <text:p>-1107</text:p>
          </table:table-cell>
          <table:table-cell office:value-type="float" office:value="100327.32" calcext:value-type="float">
            <text:p>100327.32</text:p>
          </table:table-cell>
          <table:table-cell office:value-type="float" office:value="97.98" calcext:value-type="float">
            <text:p>97.98</text:p>
          </table:table-cell>
          <table:table-cell/>
        </table:table-row>
        <table:table-row table:style-name="ro1">
          <table:table-cell office:value-type="float" office:value="-1072" calcext:value-type="float">
            <text:p>-1072</text:p>
          </table:table-cell>
          <table:table-cell office:value-type="float" office:value="100307.25" calcext:value-type="float">
            <text:p>100307.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100307.25" calcext:value-type="float">
            <text:p>100307.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00292.75" calcext:value-type="float">
            <text:p>100292.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00292.75" calcext:value-type="float">
            <text:p>100292.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932" calcext:value-type="float">
            <text:p>20932</text:p>
          </table:table-cell>
          <table:table-cell office:value-type="float" office:value="100293.61" calcext:value-type="float">
            <text:p>100293.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839" calcext:value-type="float">
            <text:p>11839</text:p>
          </table:table-cell>
          <table:table-cell office:value-type="float" office:value="100934.85" calcext:value-type="float">
            <text:p>100934.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00934.85" calcext:value-type="float">
            <text:p>100934.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7451" calcext:value-type="float">
            <text:p>-7451</text:p>
          </table:table-cell>
          <table:table-cell office:value-type="float" office:value="101493.58" calcext:value-type="float">
            <text:p>101493.5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float" office:value="101493.58" calcext:value-type="float">
            <text:p>101493.5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7645" calcext:value-type="float">
            <text:p>-7645</text:p>
          </table:table-cell>
          <table:table-cell office:value-type="float" office:value="101633.64" calcext:value-type="float">
            <text:p>101633.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2609" calcext:value-type="float">
            <text:p>-2609</text:p>
          </table:table-cell>
          <table:table-cell office:value-type="float" office:value="101633.64" calcext:value-type="float">
            <text:p>101633.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559" calcext:value-type="float">
            <text:p>-3559</text:p>
          </table:table-cell>
          <table:table-cell office:value-type="float" office:value="100696.78" calcext:value-type="float">
            <text:p>100696.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100696.78" calcext:value-type="float">
            <text:p>100696.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893" calcext:value-type="float">
            <text:p>-5893</text:p>
          </table:table-cell>
          <table:table-cell office:value-type="float" office:value="100711.63" calcext:value-type="float">
            <text:p>100711.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456" calcext:value-type="float">
            <text:p>-4456</text:p>
          </table:table-cell>
          <table:table-cell office:value-type="float" office:value="100711.63" calcext:value-type="float">
            <text:p>100711.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75" calcext:value-type="float">
            <text:p>-3875</text:p>
          </table:table-cell>
          <table:table-cell office:value-type="float" office:value="100666.57" calcext:value-type="float">
            <text:p>100666.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342" calcext:value-type="float">
            <text:p>-3342</text:p>
          </table:table-cell>
          <table:table-cell office:value-type="float" office:value="100666.57" calcext:value-type="float">
            <text:p>100666.57</text:p>
          </table:table-cell>
          <table:table-cell office:value-type="float" office:value="97.72" calcext:value-type="float">
            <text:p>97.72</text:p>
          </table:table-cell>
          <table:table-cell/>
        </table:table-row>
        <table:table-row table:style-name="ro1">
          <table:table-cell office:value-type="float" office:value="-3395" calcext:value-type="float">
            <text:p>-3395</text:p>
          </table:table-cell>
          <table:table-cell office:value-type="float" office:value="100621.95" calcext:value-type="float">
            <text:p>100621.95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3223" calcext:value-type="float">
            <text:p>-3223</text:p>
          </table:table-cell>
          <table:table-cell office:value-type="float" office:value="100621.95" calcext:value-type="float">
            <text:p>100621.95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3126" calcext:value-type="float">
            <text:p>-3126</text:p>
          </table:table-cell>
          <table:table-cell office:value-type="float" office:value="100583.39" calcext:value-type="float">
            <text:p>100583.39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3020" calcext:value-type="float">
            <text:p>-3020</text:p>
          </table:table-cell>
          <table:table-cell office:value-type="float" office:value="100583.39" calcext:value-type="float">
            <text:p>100583.39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906" calcext:value-type="float">
            <text:p>-2906</text:p>
          </table:table-cell>
          <table:table-cell office:value-type="float" office:value="100547.14" calcext:value-type="float">
            <text:p>100547.14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819" calcext:value-type="float">
            <text:p>-2819</text:p>
          </table:table-cell>
          <table:table-cell office:value-type="float" office:value="100547.14" calcext:value-type="float">
            <text:p>100547.14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2749" calcext:value-type="float">
            <text:p>-2749</text:p>
          </table:table-cell>
          <table:table-cell office:value-type="float" office:value="100516.28" calcext:value-type="float">
            <text:p>100516.28</text:p>
          </table:table-cell>
          <table:table-cell office:value-type="float" office:value="97.55" calcext:value-type="float">
            <text:p>97.55</text:p>
          </table:table-cell>
          <table:table-cell/>
        </table:table-row>
        <table:table-row table:style-name="ro1">
          <table:table-cell office:value-type="float" office:value="-2655" calcext:value-type="float">
            <text:p>-2655</text:p>
          </table:table-cell>
          <table:table-cell office:value-type="float" office:value="100486.41" calcext:value-type="float">
            <text:p>100486.41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2506" calcext:value-type="float">
            <text:p>-2506</text:p>
          </table:table-cell>
          <table:table-cell office:value-type="float" office:value="100486.82" calcext:value-type="float">
            <text:p>100486.8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456" calcext:value-type="float">
            <text:p>-2456</text:p>
          </table:table-cell>
          <table:table-cell office:value-type="float" office:value="100459.02" calcext:value-type="float">
            <text:p>100459.02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2182" calcext:value-type="float">
            <text:p>-2182</text:p>
          </table:table-cell>
          <table:table-cell office:value-type="float" office:value="100459.02" calcext:value-type="float">
            <text:p>100459.02</text:p>
          </table:table-cell>
          <table:table-cell office:value-type="float" office:value="97.64" calcext:value-type="float">
            <text:p>97.64</text:p>
          </table:table-cell>
          <table:table-cell/>
        </table:table-row>
        <table:table-row table:style-name="ro1">
          <table:table-cell office:value-type="float" office:value="-2307" calcext:value-type="float">
            <text:p>-2307</text:p>
          </table:table-cell>
          <table:table-cell office:value-type="float" office:value="100434.32" calcext:value-type="float">
            <text:p>100434.3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987" calcext:value-type="float">
            <text:p>-1987</text:p>
          </table:table-cell>
          <table:table-cell office:value-type="float" office:value="100434.32" calcext:value-type="float">
            <text:p>100434.32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1801" calcext:value-type="float">
            <text:p>-1801</text:p>
          </table:table-cell>
          <table:table-cell office:value-type="float" office:value="100411.64" calcext:value-type="float">
            <text:p>100411.64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815" calcext:value-type="float">
            <text:p>-1815</text:p>
          </table:table-cell>
          <table:table-cell office:value-type="float" office:value="100411.64" calcext:value-type="float">
            <text:p>100411.64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1654" calcext:value-type="float">
            <text:p>-1654</text:p>
          </table:table-cell>
          <table:table-cell office:value-type="float" office:value="100391.03" calcext:value-type="float">
            <text:p>100391.03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549" calcext:value-type="float">
            <text:p>-1549</text:p>
          </table:table-cell>
          <table:table-cell office:value-type="float" office:value="100391.03" calcext:value-type="float">
            <text:p>100391.03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71.35" calcext:value-type="float">
            <text:p>100371.35</text:p>
          </table:table-cell>
          <table:table-cell office:value-type="float" office:value="97.54" calcext:value-type="float">
            <text:p>97.54</text:p>
          </table:table-cell>
          <table:table-cell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71.35" calcext:value-type="float">
            <text:p>100371.35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335" calcext:value-type="float">
            <text:p>-1335</text:p>
          </table:table-cell>
          <table:table-cell office:value-type="float" office:value="100356.91" calcext:value-type="float">
            <text:p>100356.91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311" calcext:value-type="float">
            <text:p>-1311</text:p>
          </table:table-cell>
          <table:table-cell office:value-type="float" office:value="100356.91" calcext:value-type="float">
            <text:p>100356.91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1262" calcext:value-type="float">
            <text:p>-1262</text:p>
          </table:table-cell>
          <table:table-cell office:value-type="float" office:value="100337.46" calcext:value-type="float">
            <text:p>100337.46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225" calcext:value-type="float">
            <text:p>-1225</text:p>
          </table:table-cell>
          <table:table-cell office:value-type="float" office:value="100337.46" calcext:value-type="float">
            <text:p>100337.46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1095" calcext:value-type="float">
            <text:p>-1095</text:p>
          </table:table-cell>
          <table:table-cell office:value-type="float" office:value="100320.37" calcext:value-type="float">
            <text:p>100320.3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-1095" calcext:value-type="float">
            <text:p>-1095</text:p>
          </table:table-cell>
          <table:table-cell office:value-type="float" office:value="100320.37" calcext:value-type="float">
            <text:p>100320.3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100302.92" calcext:value-type="float">
            <text:p>100302.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00302.92" calcext:value-type="float">
            <text:p>100302.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00294.53" calcext:value-type="float">
            <text:p>100294.5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059" calcext:value-type="float">
            <text:p>19059</text:p>
          </table:table-cell>
          <table:table-cell office:value-type="float" office:value="100294.53" calcext:value-type="float">
            <text:p>100294.5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100395.99" calcext:value-type="float">
            <text:p>100395.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01343.5" calcext:value-type="float">
            <text:p>101343.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7134" calcext:value-type="float">
            <text:p>-7134</text:p>
          </table:table-cell>
          <table:table-cell office:value-type="float" office:value="101343.5" calcext:value-type="float">
            <text:p>101343.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101530.36" calcext:value-type="float">
            <text:p>101530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01530.36" calcext:value-type="float">
            <text:p>101530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586" calcext:value-type="float">
            <text:p>-4586</text:p>
          </table:table-cell>
          <table:table-cell office:value-type="float" office:value="100798.14" calcext:value-type="float">
            <text:p>100798.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733" calcext:value-type="float">
            <text:p>-6733</text:p>
          </table:table-cell>
          <table:table-cell office:value-type="float" office:value="100798.14" calcext:value-type="float">
            <text:p>100798.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080" calcext:value-type="float">
            <text:p>-4080</text:p>
          </table:table-cell>
          <table:table-cell office:value-type="float" office:value="100732.7" calcext:value-type="float">
            <text:p>100732.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5888" calcext:value-type="float">
            <text:p>-5888</text:p>
          </table:table-cell>
          <table:table-cell office:value-type="float" office:value="100732.7" calcext:value-type="float">
            <text:p>100732.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4433" calcext:value-type="float">
            <text:p>-4433</text:p>
          </table:table-cell>
          <table:table-cell office:value-type="float" office:value="100685.56" calcext:value-type="float">
            <text:p>100685.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815" calcext:value-type="float">
            <text:p>-3815</text:p>
          </table:table-cell>
          <table:table-cell office:value-type="float" office:value="100685.56" calcext:value-type="float">
            <text:p>100685.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3321" calcext:value-type="float">
            <text:p>-3321</text:p>
          </table:table-cell>
          <table:table-cell office:value-type="float" office:value="100636.07" calcext:value-type="float">
            <text:p>100636.07</text:p>
          </table:table-cell>
          <table:table-cell office:value-type="float" office:value="97.67" calcext:value-type="float">
            <text:p>97.67</text:p>
          </table:table-cell>
          <table:table-cell/>
        </table:table-row>
        <table:table-row table:style-name="ro1">
          <table:table-cell office:value-type="float" office:value="-3342" calcext:value-type="float">
            <text:p>-3342</text:p>
          </table:table-cell>
          <table:table-cell office:value-type="float" office:value="100636.07" calcext:value-type="float">
            <text:p>100636.07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3207" calcext:value-type="float">
            <text:p>-3207</text:p>
          </table:table-cell>
          <table:table-cell office:value-type="float" office:value="100598.02" calcext:value-type="float">
            <text:p>100598.02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3106" calcext:value-type="float">
            <text:p>-3106</text:p>
          </table:table-cell>
          <table:table-cell office:value-type="float" office:value="100598.02" calcext:value-type="float">
            <text:p>100598.02</text:p>
          </table:table-cell>
          <table:table-cell office:value-type="float" office:value="97.65" calcext:value-type="float">
            <text:p>97.65</text:p>
          </table:table-cell>
          <table:table-cell/>
        </table:table-row>
        <table:table-row table:style-name="ro1">
          <table:table-cell office:value-type="float" office:value="-3021" calcext:value-type="float">
            <text:p>-3021</text:p>
          </table:table-cell>
          <table:table-cell office:value-type="float" office:value="100559.75" calcext:value-type="float">
            <text:p>100559.75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2907" calcext:value-type="float">
            <text:p>-2907</text:p>
          </table:table-cell>
          <table:table-cell office:value-type="float" office:value="100559.75" calcext:value-type="float">
            <text:p>100559.75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806" calcext:value-type="float">
            <text:p>-2806</text:p>
          </table:table-cell>
          <table:table-cell office:value-type="float" office:value="100529.01" calcext:value-type="float">
            <text:p>100529.01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2754" calcext:value-type="float">
            <text:p>-2754</text:p>
          </table:table-cell>
          <table:table-cell office:value-type="float" office:value="100529.01" calcext:value-type="float">
            <text:p>100529.01</text:p>
          </table:table-cell>
          <table:table-cell office:value-type="float" office:value="97.56" calcext:value-type="float">
            <text:p>97.56</text:p>
          </table:table-cell>
          <table:table-cell/>
        </table:table-row>
        <table:table-row table:style-name="ro1">
          <table:table-cell office:value-type="float" office:value="-2631" calcext:value-type="float">
            <text:p>-2631</text:p>
          </table:table-cell>
          <table:table-cell office:value-type="float" office:value="100495.17" calcext:value-type="float">
            <text:p>100495.17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2620" calcext:value-type="float">
            <text:p>-2620</text:p>
          </table:table-cell>
          <table:table-cell office:value-type="float" office:value="100495.17" calcext:value-type="float">
            <text:p>100495.17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2424" calcext:value-type="float">
            <text:p>-2424</text:p>
          </table:table-cell>
          <table:table-cell office:value-type="float" office:value="100469.44" calcext:value-type="float">
            <text:p>100469.44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2152" calcext:value-type="float">
            <text:p>-2152</text:p>
          </table:table-cell>
          <table:table-cell office:value-type="float" office:value="100469.44" calcext:value-type="float">
            <text:p>100469.44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2199" calcext:value-type="float">
            <text:p>-2199</text:p>
          </table:table-cell>
          <table:table-cell office:value-type="float" office:value="100441.92" calcext:value-type="float">
            <text:p>100441.9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901" calcext:value-type="float">
            <text:p>-1901</text:p>
          </table:table-cell>
          <table:table-cell office:value-type="float" office:value="100423.29" calcext:value-type="float">
            <text:p>100423.29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-1843" calcext:value-type="float">
            <text:p>-1843</text:p>
          </table:table-cell>
          <table:table-cell office:value-type="float" office:value="100423.29" calcext:value-type="float">
            <text:p>100423.29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office:value-type="float" office:value="-1915" calcext:value-type="float">
            <text:p>-1915</text:p>
          </table:table-cell>
          <table:table-cell office:value-type="float" office:value="100398.82" calcext:value-type="float">
            <text:p>100398.82</text:p>
          </table:table-cell>
          <table:table-cell office:value-type="float" office:value="97.68" calcext:value-type="float">
            <text:p>97.68</text:p>
          </table:table-cell>
          <table:table-cell/>
        </table:table-row>
        <table:table-row table:style-name="ro1">
          <table:table-cell office:value-type="float" office:value="-1694" calcext:value-type="float">
            <text:p>-1694</text:p>
          </table:table-cell>
          <table:table-cell office:value-type="float" office:value="100398.82" calcext:value-type="float">
            <text:p>100398.82</text:p>
          </table:table-cell>
          <table:table-cell office:value-type="float" office:value="97.67" calcext:value-type="float">
            <text:p>97.67</text:p>
          </table:table-cell>
          <table:table-cell/>
        </table:table-row>
        <table:table-row table:style-name="ro1">
          <table:table-cell office:value-type="float" office:value="-1536" calcext:value-type="float">
            <text:p>-1536</text:p>
          </table:table-cell>
          <table:table-cell office:value-type="float" office:value="100377.41" calcext:value-type="float">
            <text:p>100377.41</text:p>
          </table:table-cell>
          <table:table-cell office:value-type="float" office:value="97.68" calcext:value-type="float">
            <text:p>97.68</text:p>
          </table:table-cell>
          <table:table-cell/>
        </table:table-row>
        <table:table-row table:style-name="ro1">
          <table:table-cell office:value-type="float" office:value="-1708" calcext:value-type="float">
            <text:p>-1708</text:p>
          </table:table-cell>
          <table:table-cell office:value-type="float" office:value="100377.41" calcext:value-type="float">
            <text:p>100377.41</text:p>
          </table:table-cell>
          <table:table-cell office:value-type="float" office:value="97.58" calcext:value-type="float">
            <text:p>97.58</text:p>
          </table:table-cell>
          <table:table-cell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61.7" calcext:value-type="float">
            <text:p>100361.7</text:p>
          </table:table-cell>
          <table:table-cell office:value-type="float" office:value="97.6" calcext:value-type="float">
            <text:p>97.6</text:p>
          </table:table-cell>
          <table:table-cell/>
        </table:table-row>
        <table:table-row table:style-name="ro1">
          <table:table-cell office:value-type="float" office:value="-1311" calcext:value-type="float">
            <text:p>-1311</text:p>
          </table:table-cell>
          <table:table-cell office:value-type="float" office:value="100361.7" calcext:value-type="float">
            <text:p>100361.7</text:p>
          </table:table-cell>
          <table:table-cell office:value-type="float" office:value="97.59" calcext:value-type="float">
            <text:p>97.59</text:p>
          </table:table-cell>
          <table:table-cell/>
        </table:table-row>
        <table:table-row table:style-name="ro1">
          <table:table-cell office:value-type="float" office:value="-1225" calcext:value-type="float">
            <text:p>-1225</text:p>
          </table:table-cell>
          <table:table-cell office:value-type="float" office:value="100342.71" calcext:value-type="float">
            <text:p>100342.71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-1274" calcext:value-type="float">
            <text:p>-1274</text:p>
          </table:table-cell>
          <table:table-cell office:value-type="float" office:value="100342.71" calcext:value-type="float">
            <text:p>100342.71</text:p>
          </table:table-cell>
          <table:table-cell office:value-type="float" office:value="97.66" calcext:value-type="float">
            <text:p>97.66</text:p>
          </table:table-cell>
          <table:table-cell/>
        </table:table-row>
        <table:table-row table:style-name="ro1">
          <table:table-cell office:value-type="float" office:value="-1166" calcext:value-type="float">
            <text:p>-1166</text:p>
          </table:table-cell>
          <table:table-cell office:value-type="float" office:value="100328.72" calcext:value-type="float">
            <text:p>100328.72</text:p>
          </table:table-cell>
          <table:table-cell office:value-type="float" office:value="97.62" calcext:value-type="float">
            <text:p>97.62</text:p>
          </table:table-cell>
          <table:table-cell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AVERAGE([.B1:.B456])" office:value-type="float" office:value="100580.812039474" calcext:value-type="float">
            <text:p>100580.8120394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.B1:.B456])" office:value-type="float" office:value="100285.54" calcext:value-type="float">
            <text:p>100285.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.B2:.B457])" office:value-type="float" office:value="101633.64" calcext:value-type="float">
            <text:p>101633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[.B457]/100" office:value-type="float" office:value="1005.80812039474" calcext:value-type="float">
            <text:p>1005.808120394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[.B458]/100" office:value-type="float" office:value="1002.8554" calcext:value-type="float">
            <text:p>1002.8554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[.B459]/100" office:value-type="float" office:value="1016.3364" calcext:value-type="float">
            <text:p>1016.3364</text:p>
          </table:table-cell>
          <table:table-cell/>
          <table:table-cell office:value-type="float" office:value="1020" calcext:value-type="float">
            <text:p>1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7T01:57:07.306582143</dc:date>
    <meta:editing-duration>PT6M19S</meta:editing-duration>
    <meta:editing-cycles>1</meta:editing-cycles>
    <meta:document-statistic meta:table-count="1" meta:cell-count="1382" meta:object-count="0"/>
    <meta:generator>LibreOffice/6.3.5.2$Linux_X86_64 LibreOffice_project/30$Build-2</meta:generator>
  </office:meta>
</office:document-meta>
</file>